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so" table:style-name="ta1">
        <table:table-column table:style-name="co1" table:number-columns-repeated="13" table:default-cell-style-name="Default"/>
        <table:table-row table:style-name="ro1">
          <table:table-cell table:number-columns-repeated="5"/>
          <table:table-cell office:value-type="string" calcext:value-type="string">
            <text:p>dso rec</text:p>
          </table:table-cell>
          <table:table-cell office:value-type="string" calcext:value-type="string">
            <text:p>thr</text:p>
          </table:table-cell>
          <table:table-cell table:number-columns-repeated="5"/>
          <table:table-cell office:value-type="string" calcext:value-type="string">
            <text:p>realstatus</text:p>
          </table:table-cell>
        </table:table-row>
        <table:table-row table:style-name="ro1">
          <table:table-cell office:value-type="float" office:value="3.000530879999" calcext:value-type="float">
            <text:p>3.00053088</text:p>
          </table:table-cell>
          <table:table-cell office:value-type="float" office:value="10.555662" calcext:value-type="float">
            <text:p>10.555662</text:p>
          </table:table-cell>
          <table:table-cell office:value-type="float" office:value="10.408051" calcext:value-type="float">
            <text:p>10.408051</text:p>
          </table:table-cell>
          <table:table-cell office:value-type="float" office:value="10.960698" calcext:value-type="float">
            <text:p>10.960698</text:p>
          </table:table-cell>
          <table:table-cell office:value-type="float" office:value="10.933942" calcext:value-type="float">
            <text:p>10.933942</text:p>
          </table:table-cell>
          <table:table-cell table:formula="of:=SUM([.B2:.E2])" office:value-type="float" office:value="42.858353" calcext:value-type="float">
            <text:p>42.8583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555661890772" calcext:value-type="float">
            <text:p>10.5556618908</text:p>
          </table:table-cell>
          <table:table-cell office:value-type="float" office:value="10.408051" calcext:value-type="float">
            <text:p>10.408051</text:p>
          </table:table-cell>
          <table:table-cell office:value-type="float" office:value="10.960698" calcext:value-type="float">
            <text:p>10.960698</text:p>
          </table:table-cell>
          <table:table-cell office:value-type="float" office:value="10.933942" calcext:value-type="float">
            <text:p>10.933942</text:p>
          </table:table-cell>
          <table:table-cell table:formula="of:=SUM([.I2:.L2])" office:value-type="float" office:value="42.858352890772" calcext:value-type="float">
            <text:p>42.8583528908</text:p>
          </table:table-cell>
        </table:table-row>
        <table:table-row table:style-name="ro1">
          <table:table-cell office:value-type="float" office:value="6.000530879999" calcext:value-type="float">
            <text:p>6.00053088</text:p>
          </table:table-cell>
          <table:table-cell office:value-type="float" office:value="8.518641" calcext:value-type="float">
            <text:p>8.518641</text:p>
          </table:table-cell>
          <table:table-cell office:value-type="float" office:value="7.021132" calcext:value-type="float">
            <text:p>7.021132</text:p>
          </table:table-cell>
          <table:table-cell office:value-type="float" office:value="10.841118" calcext:value-type="float">
            <text:p>10.841118</text:p>
          </table:table-cell>
          <table:table-cell office:value-type="float" office:value="6.87846" calcext:value-type="float">
            <text:p>6.87846</text:p>
          </table:table-cell>
          <table:table-cell table:formula="of:=SUM([.B3:.E3])" office:value-type="float" office:value="33.259351" calcext:value-type="float">
            <text:p>33.2593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.5186411207849" calcext:value-type="float">
            <text:p>8.5186411208</text:p>
          </table:table-cell>
          <table:table-cell office:value-type="float" office:value="7.021132" calcext:value-type="float">
            <text:p>7.021132</text:p>
          </table:table-cell>
          <table:table-cell office:value-type="float" office:value="10.841118" calcext:value-type="float">
            <text:p>10.841118</text:p>
          </table:table-cell>
          <table:table-cell office:value-type="float" office:value="6.87846" calcext:value-type="float">
            <text:p>6.87846</text:p>
          </table:table-cell>
          <table:table-cell table:formula="of:=SUM([.I3:.L3])" office:value-type="float" office:value="33.2593511207849" calcext:value-type="float">
            <text:p>33.2593511208</text:p>
          </table:table-cell>
        </table:table-row>
        <table:table-row table:style-name="ro1">
          <table:table-cell office:value-type="float" office:value="9.000530879999" calcext:value-type="float">
            <text:p>9.00053088</text:p>
          </table:table-cell>
          <table:table-cell office:value-type="float" office:value="9.501239" calcext:value-type="float">
            <text:p>9.501239</text:p>
          </table:table-cell>
          <table:table-cell office:value-type="float" office:value="10.590109" calcext:value-type="float">
            <text:p>10.590109</text:p>
          </table:table-cell>
          <table:table-cell office:value-type="float" office:value="11.207818" calcext:value-type="float">
            <text:p>11.207818</text:p>
          </table:table-cell>
          <table:table-cell office:value-type="float" office:value="11.294097" calcext:value-type="float">
            <text:p>11.294097</text:p>
          </table:table-cell>
          <table:table-cell table:formula="of:=SUM([.B4:.E4])" office:value-type="float" office:value="42.593263" calcext:value-type="float">
            <text:p>42.59326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5012390856287" calcext:value-type="float">
            <text:p>9.5012390856</text:p>
          </table:table-cell>
          <table:table-cell office:value-type="float" office:value="10.590109" calcext:value-type="float">
            <text:p>10.590109</text:p>
          </table:table-cell>
          <table:table-cell office:value-type="float" office:value="11.207818" calcext:value-type="float">
            <text:p>11.207818</text:p>
          </table:table-cell>
          <table:table-cell office:value-type="float" office:value="11.294097" calcext:value-type="float">
            <text:p>11.294097</text:p>
          </table:table-cell>
          <table:table-cell table:formula="of:=SUM([.I4:.L4])" office:value-type="float" office:value="42.5932630856287" calcext:value-type="float">
            <text:p>42.5932630856</text:p>
          </table:table-cell>
        </table:table-row>
        <table:table-row table:style-name="ro1">
          <table:table-cell office:value-type="float" office:value="12.000530879999" calcext:value-type="float">
            <text:p>12.00053088</text:p>
          </table:table-cell>
          <table:table-cell office:value-type="float" office:value="9.28231" calcext:value-type="float">
            <text:p>9.28231</text:p>
          </table:table-cell>
          <table:table-cell office:value-type="float" office:value="9.214793" calcext:value-type="float">
            <text:p>9.214793</text:p>
          </table:table-cell>
          <table:table-cell office:value-type="float" office:value="10.703835" calcext:value-type="float">
            <text:p>10.703835</text:p>
          </table:table-cell>
          <table:table-cell office:value-type="float" office:value="11.089549" calcext:value-type="float">
            <text:p>11.089549</text:p>
          </table:table-cell>
          <table:table-cell table:formula="of:=SUM([.B5:.E5])" office:value-type="float" office:value="40.290487" calcext:value-type="float">
            <text:p>40.29048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2823096713959" calcext:value-type="float">
            <text:p>9.2823096714</text:p>
          </table:table-cell>
          <table:table-cell office:value-type="float" office:value="9.214793" calcext:value-type="float">
            <text:p>9.214793</text:p>
          </table:table-cell>
          <table:table-cell office:value-type="float" office:value="10.703835" calcext:value-type="float">
            <text:p>10.703835</text:p>
          </table:table-cell>
          <table:table-cell office:value-type="float" office:value="11.089549" calcext:value-type="float">
            <text:p>11.089549</text:p>
          </table:table-cell>
          <table:table-cell table:formula="of:=SUM([.I5:.L5])" office:value-type="float" office:value="40.2904866713959" calcext:value-type="float">
            <text:p>40.2904866714</text:p>
          </table:table-cell>
        </table:table-row>
        <table:table-row table:style-name="ro1">
          <table:table-cell office:value-type="float" office:value="15.000530879999" calcext:value-type="float">
            <text:p>15.00053088</text:p>
          </table:table-cell>
          <table:table-cell office:value-type="float" office:value="11.120621" calcext:value-type="float">
            <text:p>11.120621</text:p>
          </table:table-cell>
          <table:table-cell office:value-type="float" office:value="7.413742" calcext:value-type="float">
            <text:p>7.413742</text:p>
          </table:table-cell>
          <table:table-cell office:value-type="float" office:value="9.960653" calcext:value-type="float">
            <text:p>9.960653</text:p>
          </table:table-cell>
          <table:table-cell office:value-type="float" office:value="12.109845" calcext:value-type="float">
            <text:p>12.109845</text:p>
          </table:table-cell>
          <table:table-cell table:formula="of:=SUM([.B6:.E6])" office:value-type="float" office:value="40.604861" calcext:value-type="float">
            <text:p>40.6048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120621346628" calcext:value-type="float">
            <text:p>11.1206213466</text:p>
          </table:table-cell>
          <table:table-cell office:value-type="float" office:value="7.413742" calcext:value-type="float">
            <text:p>7.413742</text:p>
          </table:table-cell>
          <table:table-cell office:value-type="float" office:value="9.960653" calcext:value-type="float">
            <text:p>9.960653</text:p>
          </table:table-cell>
          <table:table-cell office:value-type="float" office:value="12.109845" calcext:value-type="float">
            <text:p>12.109845</text:p>
          </table:table-cell>
          <table:table-cell table:formula="of:=SUM([.I6:.L6])" office:value-type="float" office:value="40.604861346628" calcext:value-type="float">
            <text:p>40.6048613466</text:p>
          </table:table-cell>
        </table:table-row>
        <table:table-row table:style-name="ro1">
          <table:table-cell office:value-type="float" office:value="18.000530879999" calcext:value-type="float">
            <text:p>18.00053088</text:p>
          </table:table-cell>
          <table:table-cell office:value-type="float" office:value="9.938442" calcext:value-type="float">
            <text:p>9.938442</text:p>
          </table:table-cell>
          <table:table-cell office:value-type="float" office:value="11.367088" calcext:value-type="float">
            <text:p>11.367088</text:p>
          </table:table-cell>
          <table:table-cell office:value-type="float" office:value="10.083359" calcext:value-type="float">
            <text:p>10.083359</text:p>
          </table:table-cell>
          <table:table-cell office:value-type="float" office:value="9.443082" calcext:value-type="float">
            <text:p>9.443082</text:p>
          </table:table-cell>
          <table:table-cell table:formula="of:=SUM([.B7:.E7])" office:value-type="float" office:value="40.831971" calcext:value-type="float">
            <text:p>40.83197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9384424735373" calcext:value-type="float">
            <text:p>9.9384424735</text:p>
          </table:table-cell>
          <table:table-cell office:value-type="float" office:value="11.367088" calcext:value-type="float">
            <text:p>11.367088</text:p>
          </table:table-cell>
          <table:table-cell office:value-type="float" office:value="10.083359" calcext:value-type="float">
            <text:p>10.083359</text:p>
          </table:table-cell>
          <table:table-cell office:value-type="float" office:value="9.443082" calcext:value-type="float">
            <text:p>9.443082</text:p>
          </table:table-cell>
          <table:table-cell table:formula="of:=SUM([.I7:.L7])" office:value-type="float" office:value="40.8319714735373" calcext:value-type="float">
            <text:p>40.8319714735</text:p>
          </table:table-cell>
        </table:table-row>
        <table:table-row table:style-name="ro1">
          <table:table-cell office:value-type="float" office:value="21.000530879999" calcext:value-type="float">
            <text:p>21.00053088</text:p>
          </table:table-cell>
          <table:table-cell office:value-type="float" office:value="12.065485" calcext:value-type="float">
            <text:p>12.065485</text:p>
          </table:table-cell>
          <table:table-cell office:value-type="float" office:value="10.110687" calcext:value-type="float">
            <text:p>10.110687</text:p>
          </table:table-cell>
          <table:table-cell office:value-type="float" office:value="8.689992" calcext:value-type="float">
            <text:p>8.689992</text:p>
          </table:table-cell>
          <table:table-cell office:value-type="float" office:value="11.938493" calcext:value-type="float">
            <text:p>11.938493</text:p>
          </table:table-cell>
          <table:table-cell table:formula="of:=SUM([.B8:.E8])" office:value-type="float" office:value="42.804657" calcext:value-type="float">
            <text:p>42.80465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.065485277444" calcext:value-type="float">
            <text:p>12.0654852774</text:p>
          </table:table-cell>
          <table:table-cell office:value-type="float" office:value="10.110687" calcext:value-type="float">
            <text:p>10.110687</text:p>
          </table:table-cell>
          <table:table-cell office:value-type="float" office:value="8.689992" calcext:value-type="float">
            <text:p>8.689992</text:p>
          </table:table-cell>
          <table:table-cell office:value-type="float" office:value="11.938493" calcext:value-type="float">
            <text:p>11.938493</text:p>
          </table:table-cell>
          <table:table-cell table:formula="of:=SUM([.I8:.L8])" office:value-type="float" office:value="42.804657277444" calcext:value-type="float">
            <text:p>42.8046572774</text:p>
          </table:table-cell>
        </table:table-row>
        <table:table-row table:style-name="ro1">
          <table:table-cell office:value-type="float" office:value="24.000530879999" calcext:value-type="float">
            <text:p>24.00053088</text:p>
          </table:table-cell>
          <table:table-cell office:value-type="float" office:value="10.684492" calcext:value-type="float">
            <text:p>10.684492</text:p>
          </table:table-cell>
          <table:table-cell office:value-type="float" office:value="8.895878" calcext:value-type="float">
            <text:p>8.895878</text:p>
          </table:table-cell>
          <table:table-cell office:value-type="float" office:value="9.884937" calcext:value-type="float">
            <text:p>9.884937</text:p>
          </table:table-cell>
          <table:table-cell office:value-type="float" office:value="8.444594" calcext:value-type="float">
            <text:p>8.444594</text:p>
          </table:table-cell>
          <table:table-cell table:formula="of:=SUM([.B9:.E9])" office:value-type="float" office:value="37.909901" calcext:value-type="float">
            <text:p>37.9099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684492121878" calcext:value-type="float">
            <text:p>10.6844921219</text:p>
          </table:table-cell>
          <table:table-cell office:value-type="float" office:value="8.895878" calcext:value-type="float">
            <text:p>8.895878</text:p>
          </table:table-cell>
          <table:table-cell office:value-type="float" office:value="9.884937" calcext:value-type="float">
            <text:p>9.884937</text:p>
          </table:table-cell>
          <table:table-cell office:value-type="float" office:value="8.444594" calcext:value-type="float">
            <text:p>8.444594</text:p>
          </table:table-cell>
          <table:table-cell table:formula="of:=SUM([.I9:.L9])" office:value-type="float" office:value="37.909901121878" calcext:value-type="float">
            <text:p>37.9099011219</text:p>
          </table:table-cell>
        </table:table-row>
        <table:table-row table:style-name="ro1">
          <table:table-cell office:value-type="float" office:value="27.000530879999" calcext:value-type="float">
            <text:p>27.00053088</text:p>
          </table:table-cell>
          <table:table-cell office:value-type="float" office:value="9.993636" calcext:value-type="float">
            <text:p>9.993636</text:p>
          </table:table-cell>
          <table:table-cell office:value-type="float" office:value="8.463947" calcext:value-type="float">
            <text:p>8.463947</text:p>
          </table:table-cell>
          <table:table-cell office:value-type="float" office:value="9.480507" calcext:value-type="float">
            <text:p>9.480507</text:p>
          </table:table-cell>
          <table:table-cell office:value-type="float" office:value="10.988525" calcext:value-type="float">
            <text:p>10.988525</text:p>
          </table:table-cell>
          <table:table-cell table:formula="of:=SUM([.B10:.E10])" office:value-type="float" office:value="38.926615" calcext:value-type="float">
            <text:p>38.9266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993635979623" calcext:value-type="float">
            <text:p>9.9936359796</text:p>
          </table:table-cell>
          <table:table-cell office:value-type="float" office:value="8.463947" calcext:value-type="float">
            <text:p>8.463947</text:p>
          </table:table-cell>
          <table:table-cell office:value-type="float" office:value="9.480507" calcext:value-type="float">
            <text:p>9.480507</text:p>
          </table:table-cell>
          <table:table-cell office:value-type="float" office:value="10.988525" calcext:value-type="float">
            <text:p>10.988525</text:p>
          </table:table-cell>
          <table:table-cell table:formula="of:=SUM([.I10:.L10])" office:value-type="float" office:value="38.926614979623" calcext:value-type="float">
            <text:p>38.9266149796</text:p>
          </table:table-cell>
        </table:table-row>
        <table:table-row table:style-name="ro1">
          <table:table-cell office:value-type="float" office:value="30.000831679992" calcext:value-type="float">
            <text:p>30.00083168</text:p>
          </table:table-cell>
          <table:table-cell office:value-type="float" office:value="9.626638" calcext:value-type="float">
            <text:p>9.626638</text:p>
          </table:table-cell>
          <table:table-cell office:value-type="float" office:value="10.017918" calcext:value-type="float">
            <text:p>10.017918</text:p>
          </table:table-cell>
          <table:table-cell office:value-type="float" office:value="9.622922" calcext:value-type="float">
            <text:p>9.622922</text:p>
          </table:table-cell>
          <table:table-cell office:value-type="float" office:value="9.083463" calcext:value-type="float">
            <text:p>9.083463</text:p>
          </table:table-cell>
          <table:table-cell table:formula="of:=SUM([.B11:.E11])" office:value-type="float" office:value="38.350941" calcext:value-type="float">
            <text:p>38.35094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6266377475895" calcext:value-type="float">
            <text:p>9.6266377476</text:p>
          </table:table-cell>
          <table:table-cell office:value-type="float" office:value="10.017918" calcext:value-type="float">
            <text:p>10.017918</text:p>
          </table:table-cell>
          <table:table-cell office:value-type="float" office:value="9.622922" calcext:value-type="float">
            <text:p>9.622922</text:p>
          </table:table-cell>
          <table:table-cell office:value-type="float" office:value="9.083463" calcext:value-type="float">
            <text:p>9.083463</text:p>
          </table:table-cell>
          <table:table-cell table:formula="of:=SUM([.I11:.L11])" office:value-type="float" office:value="38.3509407475895" calcext:value-type="float">
            <text:p>38.3509407476</text:p>
          </table:table-cell>
        </table:table-row>
        <table:table-row table:style-name="ro1">
          <table:table-cell office:value-type="float" office:value="33.000530879999" calcext:value-type="float">
            <text:p>33.00053088</text:p>
          </table:table-cell>
          <table:table-cell office:value-type="float" office:value="9.576054" calcext:value-type="float">
            <text:p>9.576054</text:p>
          </table:table-cell>
          <table:table-cell office:value-type="float" office:value="10.175937" calcext:value-type="float">
            <text:p>10.175937</text:p>
          </table:table-cell>
          <table:table-cell office:value-type="float" office:value="10.160136" calcext:value-type="float">
            <text:p>10.160136</text:p>
          </table:table-cell>
          <table:table-cell office:value-type="float" office:value="10.917697" calcext:value-type="float">
            <text:p>10.917697</text:p>
          </table:table-cell>
          <table:table-cell table:formula="of:=SUM([.B12:.E12])" office:value-type="float" office:value="40.829824" calcext:value-type="float">
            <text:p>40.8298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5760541873659" calcext:value-type="float">
            <text:p>9.5760541874</text:p>
          </table:table-cell>
          <table:table-cell office:value-type="float" office:value="10.175937" calcext:value-type="float">
            <text:p>10.175937</text:p>
          </table:table-cell>
          <table:table-cell office:value-type="float" office:value="10.160136" calcext:value-type="float">
            <text:p>10.160136</text:p>
          </table:table-cell>
          <table:table-cell office:value-type="float" office:value="10.917697" calcext:value-type="float">
            <text:p>10.917697</text:p>
          </table:table-cell>
          <table:table-cell table:formula="of:=SUM([.I12:.L12])" office:value-type="float" office:value="40.8298241873659" calcext:value-type="float">
            <text:p>40.8298241874</text:p>
          </table:table-cell>
        </table:table-row>
        <table:table-row table:style-name="ro1">
          <table:table-cell office:value-type="float" office:value="36.000530879999" calcext:value-type="float">
            <text:p>36.00053088</text:p>
          </table:table-cell>
          <table:table-cell office:value-type="float" office:value="11.785407" calcext:value-type="float">
            <text:p>11.785407</text:p>
          </table:table-cell>
          <table:table-cell office:value-type="float" office:value="9.04736" calcext:value-type="float">
            <text:p>9.04736</text:p>
          </table:table-cell>
          <table:table-cell office:value-type="float" office:value="10.096772" calcext:value-type="float">
            <text:p>10.096772</text:p>
          </table:table-cell>
          <table:table-cell office:value-type="float" office:value="7.742572" calcext:value-type="float">
            <text:p>7.742572</text:p>
          </table:table-cell>
          <table:table-cell table:formula="of:=SUM([.B13:.E13])" office:value-type="float" office:value="38.672111" calcext:value-type="float">
            <text:p>38.6721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785407409032" calcext:value-type="float">
            <text:p>11.785407409</text:p>
          </table:table-cell>
          <table:table-cell office:value-type="float" office:value="9.04736" calcext:value-type="float">
            <text:p>9.04736</text:p>
          </table:table-cell>
          <table:table-cell office:value-type="float" office:value="10.096772" calcext:value-type="float">
            <text:p>10.096772</text:p>
          </table:table-cell>
          <table:table-cell office:value-type="float" office:value="7.742572" calcext:value-type="float">
            <text:p>7.742572</text:p>
          </table:table-cell>
          <table:table-cell table:formula="of:=SUM([.I13:.L13])" office:value-type="float" office:value="38.672111409032" calcext:value-type="float">
            <text:p>38.672111409</text:p>
          </table:table-cell>
        </table:table-row>
        <table:table-row table:style-name="ro1">
          <table:table-cell office:value-type="float" office:value="39.000530879999" calcext:value-type="float">
            <text:p>39.00053088</text:p>
          </table:table-cell>
          <table:table-cell office:value-type="float" office:value="7.437093" calcext:value-type="float">
            <text:p>7.437093</text:p>
          </table:table-cell>
          <table:table-cell office:value-type="float" office:value="9.214754" calcext:value-type="float">
            <text:p>9.214754</text:p>
          </table:table-cell>
          <table:table-cell office:value-type="float" office:value="9.722109" calcext:value-type="float">
            <text:p>9.722109</text:p>
          </table:table-cell>
          <table:table-cell office:value-type="float" office:value="9.492186" calcext:value-type="float">
            <text:p>9.492186</text:p>
          </table:table-cell>
          <table:table-cell table:formula="of:=SUM([.B14:.E14])" office:value-type="float" office:value="35.866142" calcext:value-type="float">
            <text:p>35.8661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.4370925420821" calcext:value-type="float">
            <text:p>7.4370925421</text:p>
          </table:table-cell>
          <table:table-cell office:value-type="float" office:value="9.214754" calcext:value-type="float">
            <text:p>9.214754</text:p>
          </table:table-cell>
          <table:table-cell office:value-type="float" office:value="9.722109" calcext:value-type="float">
            <text:p>9.722109</text:p>
          </table:table-cell>
          <table:table-cell office:value-type="float" office:value="9.492186" calcext:value-type="float">
            <text:p>9.492186</text:p>
          </table:table-cell>
          <table:table-cell table:formula="of:=SUM([.I14:.L14])" office:value-type="float" office:value="35.8661415420821" calcext:value-type="float">
            <text:p>35.8661415421</text:p>
          </table:table-cell>
        </table:table-row>
        <table:table-row table:style-name="ro1">
          <table:table-cell office:value-type="float" office:value="42.000530879999" calcext:value-type="float">
            <text:p>42.00053088</text:p>
          </table:table-cell>
          <table:table-cell office:value-type="float" office:value="8.180275" calcext:value-type="float">
            <text:p>8.180275</text:p>
          </table:table-cell>
          <table:table-cell office:value-type="float" office:value="9.267065" calcext:value-type="float">
            <text:p>9.267065</text:p>
          </table:table-cell>
          <table:table-cell office:value-type="float" office:value="9.313726" calcext:value-type="float">
            <text:p>9.313726</text:p>
          </table:table-cell>
          <table:table-cell office:value-type="float" office:value="10.214747" calcext:value-type="float">
            <text:p>10.214747</text:p>
          </table:table-cell>
          <table:table-cell table:formula="of:=SUM([.B15:.E15])" office:value-type="float" office:value="36.975813" calcext:value-type="float">
            <text:p>36.97581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.1802752897143" calcext:value-type="float">
            <text:p>8.1802752897</text:p>
          </table:table-cell>
          <table:table-cell office:value-type="float" office:value="9.267065" calcext:value-type="float">
            <text:p>9.267065</text:p>
          </table:table-cell>
          <table:table-cell office:value-type="float" office:value="9.313726" calcext:value-type="float">
            <text:p>9.313726</text:p>
          </table:table-cell>
          <table:table-cell office:value-type="float" office:value="10.214747" calcext:value-type="float">
            <text:p>10.214747</text:p>
          </table:table-cell>
          <table:table-cell table:formula="of:=SUM([.I15:.L15])" office:value-type="float" office:value="36.9758132897143" calcext:value-type="float">
            <text:p>36.9758132897</text:p>
          </table:table-cell>
        </table:table-row>
        <table:table-row table:style-name="ro1">
          <table:table-cell office:value-type="float" office:value="45.000530879999" calcext:value-type="float">
            <text:p>45.00053088</text:p>
          </table:table-cell>
          <table:table-cell office:value-type="float" office:value="13.221703" calcext:value-type="float">
            <text:p>13.221703</text:p>
          </table:table-cell>
          <table:table-cell office:value-type="float" office:value="7.634329" calcext:value-type="float">
            <text:p>7.634329</text:p>
          </table:table-cell>
          <table:table-cell office:value-type="float" office:value="10.698876" calcext:value-type="float">
            <text:p>10.698876</text:p>
          </table:table-cell>
          <table:table-cell office:value-type="float" office:value="9.661585" calcext:value-type="float">
            <text:p>9.661585</text:p>
          </table:table-cell>
          <table:table-cell table:formula="of:=SUM([.B16:.E16])" office:value-type="float" office:value="41.216493" calcext:value-type="float">
            <text:p>41.2164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.22170309755" calcext:value-type="float">
            <text:p>13.2217030976</text:p>
          </table:table-cell>
          <table:table-cell office:value-type="float" office:value="7.634329" calcext:value-type="float">
            <text:p>7.634329</text:p>
          </table:table-cell>
          <table:table-cell office:value-type="float" office:value="10.698876" calcext:value-type="float">
            <text:p>10.698876</text:p>
          </table:table-cell>
          <table:table-cell office:value-type="float" office:value="9.661585" calcext:value-type="float">
            <text:p>9.661585</text:p>
          </table:table-cell>
          <table:table-cell table:formula="of:=SUM([.I16:.L16])" office:value-type="float" office:value="41.21649309755" calcext:value-type="float">
            <text:p>41.2164930976</text:p>
          </table:table-cell>
        </table:table-row>
        <table:table-row table:style-name="ro1">
          <table:table-cell office:value-type="float" office:value="48.000530879999" calcext:value-type="float">
            <text:p>48.00053088</text:p>
          </table:table-cell>
          <table:table-cell office:value-type="float" office:value="9.139871" calcext:value-type="float">
            <text:p>9.139871</text:p>
          </table:table-cell>
          <table:table-cell office:value-type="float" office:value="11.133037" calcext:value-type="float">
            <text:p>11.133037</text:p>
          </table:table-cell>
          <table:table-cell office:value-type="float" office:value="9.186924" calcext:value-type="float">
            <text:p>9.186924</text:p>
          </table:table-cell>
          <table:table-cell office:value-type="float" office:value="12.357923" calcext:value-type="float">
            <text:p>12.357923</text:p>
          </table:table-cell>
          <table:table-cell table:formula="of:=SUM([.B17:.E17])" office:value-type="float" office:value="41.817755" calcext:value-type="float">
            <text:p>41.8177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1398705583568" calcext:value-type="float">
            <text:p>9.1398705584</text:p>
          </table:table-cell>
          <table:table-cell office:value-type="float" office:value="11.133037" calcext:value-type="float">
            <text:p>11.133037</text:p>
          </table:table-cell>
          <table:table-cell office:value-type="float" office:value="9.186924" calcext:value-type="float">
            <text:p>9.186924</text:p>
          </table:table-cell>
          <table:table-cell office:value-type="float" office:value="12.357923" calcext:value-type="float">
            <text:p>12.357923</text:p>
          </table:table-cell>
          <table:table-cell table:formula="of:=SUM([.I17:.L17])" office:value-type="float" office:value="41.8177545583568" calcext:value-type="float">
            <text:p>41.8177545584</text:p>
          </table:table-cell>
        </table:table-row>
        <table:table-row table:style-name="ro1">
          <table:table-cell office:value-type="float" office:value="51.000530879999" calcext:value-type="float">
            <text:p>51.00053088</text:p>
          </table:table-cell>
          <table:table-cell office:value-type="float" office:value="11.142672" calcext:value-type="float">
            <text:p>11.142672</text:p>
          </table:table-cell>
          <table:table-cell office:value-type="float" office:value="10.291262" calcext:value-type="float">
            <text:p>10.291262</text:p>
          </table:table-cell>
          <table:table-cell office:value-type="float" office:value="9.743527" calcext:value-type="float">
            <text:p>9.743527</text:p>
          </table:table-cell>
          <table:table-cell office:value-type="float" office:value="9.715289" calcext:value-type="float">
            <text:p>9.715289</text:p>
          </table:table-cell>
          <table:table-cell table:formula="of:=SUM([.B18:.E18])" office:value-type="float" office:value="40.89275" calcext:value-type="float">
            <text:p>40.892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142672191874" calcext:value-type="float">
            <text:p>11.1426721919</text:p>
          </table:table-cell>
          <table:table-cell office:value-type="float" office:value="10.291262" calcext:value-type="float">
            <text:p>10.291262</text:p>
          </table:table-cell>
          <table:table-cell office:value-type="float" office:value="9.743527" calcext:value-type="float">
            <text:p>9.743527</text:p>
          </table:table-cell>
          <table:table-cell office:value-type="float" office:value="9.715289" calcext:value-type="float">
            <text:p>9.715289</text:p>
          </table:table-cell>
          <table:table-cell table:formula="of:=SUM([.I18:.L18])" office:value-type="float" office:value="40.892750191874" calcext:value-type="float">
            <text:p>40.8927501919</text:p>
          </table:table-cell>
        </table:table-row>
        <table:table-row table:style-name="ro1">
          <table:table-cell office:value-type="float" office:value="54.000530879999" calcext:value-type="float">
            <text:p>54.00053088</text:p>
          </table:table-cell>
          <table:table-cell office:value-type="float" office:value="9.912619" calcext:value-type="float">
            <text:p>9.912619</text:p>
          </table:table-cell>
          <table:table-cell office:value-type="float" office:value="9.620655" calcext:value-type="float">
            <text:p>9.620655</text:p>
          </table:table-cell>
          <table:table-cell office:value-type="float" office:value="11.186586" calcext:value-type="float">
            <text:p>11.186586</text:p>
          </table:table-cell>
          <table:table-cell office:value-type="float" office:value="11.299764" calcext:value-type="float">
            <text:p>11.299764</text:p>
          </table:table-cell>
          <table:table-cell table:formula="of:=SUM([.B19:.E19])" office:value-type="float" office:value="42.019624" calcext:value-type="float">
            <text:p>42.0196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9126185824106" calcext:value-type="float">
            <text:p>9.9126185824</text:p>
          </table:table-cell>
          <table:table-cell office:value-type="float" office:value="9.620655" calcext:value-type="float">
            <text:p>9.620655</text:p>
          </table:table-cell>
          <table:table-cell office:value-type="float" office:value="11.186586" calcext:value-type="float">
            <text:p>11.186586</text:p>
          </table:table-cell>
          <table:table-cell office:value-type="float" office:value="11.299764" calcext:value-type="float">
            <text:p>11.299764</text:p>
          </table:table-cell>
          <table:table-cell table:formula="of:=SUM([.I19:.L19])" office:value-type="float" office:value="42.0196235824106" calcext:value-type="float">
            <text:p>42.0196235824</text:p>
          </table:table-cell>
        </table:table-row>
        <table:table-row table:style-name="ro1">
          <table:table-cell office:value-type="float" office:value="57.000530879999" calcext:value-type="float">
            <text:p>57.00053088</text:p>
          </table:table-cell>
          <table:table-cell office:value-type="float" office:value="9.266478" calcext:value-type="float">
            <text:p>9.266478</text:p>
          </table:table-cell>
          <table:table-cell office:value-type="float" office:value="9.301961" calcext:value-type="float">
            <text:p>9.301961</text:p>
          </table:table-cell>
          <table:table-cell office:value-type="float" office:value="8.950802" calcext:value-type="float">
            <text:p>8.950802</text:p>
          </table:table-cell>
          <table:table-cell office:value-type="float" office:value="11.375597" calcext:value-type="float">
            <text:p>11.375597</text:p>
          </table:table-cell>
          <table:table-cell table:formula="of:=SUM([.B20:.E20])" office:value-type="float" office:value="38.894838" calcext:value-type="float">
            <text:p>38.89483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2664780632207" calcext:value-type="float">
            <text:p>9.2664780632</text:p>
          </table:table-cell>
          <table:table-cell office:value-type="float" office:value="9.301961" calcext:value-type="float">
            <text:p>9.301961</text:p>
          </table:table-cell>
          <table:table-cell office:value-type="float" office:value="8.950802" calcext:value-type="float">
            <text:p>8.950802</text:p>
          </table:table-cell>
          <table:table-cell office:value-type="float" office:value="11.375597" calcext:value-type="float">
            <text:p>11.375597</text:p>
          </table:table-cell>
          <table:table-cell table:formula="of:=SUM([.I20:.L20])" office:value-type="float" office:value="38.8948380632207" calcext:value-type="float">
            <text:p>38.8948380632</text:p>
          </table:table-cell>
        </table:table-row>
        <table:table-row table:style-name="ro1">
          <table:table-cell office:value-type="float" office:value="60.000700079995" calcext:value-type="float">
            <text:p>60.00070008</text:p>
          </table:table-cell>
          <table:table-cell office:value-type="float" office:value="9.028392" calcext:value-type="float">
            <text:p>9.028392</text:p>
          </table:table-cell>
          <table:table-cell office:value-type="float" office:value="10.903027" calcext:value-type="float">
            <text:p>10.903027</text:p>
          </table:table-cell>
          <table:table-cell office:value-type="float" office:value="8.295365" calcext:value-type="float">
            <text:p>8.295365</text:p>
          </table:table-cell>
          <table:table-cell office:value-type="float" office:value="12.533458" calcext:value-type="float">
            <text:p>12.533458</text:p>
          </table:table-cell>
          <table:table-cell table:formula="of:=SUM([.B21:.E21])" office:value-type="float" office:value="40.760242" calcext:value-type="float">
            <text:p>40.7602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.175882504955" calcext:value-type="float">
            <text:p>44.175882505</text:p>
          </table:table-cell>
          <table:table-cell office:value-type="float" office:value="10.903027" calcext:value-type="float">
            <text:p>10.903027</text:p>
          </table:table-cell>
          <table:table-cell office:value-type="float" office:value="8.295365" calcext:value-type="float">
            <text:p>8.295365</text:p>
          </table:table-cell>
          <table:table-cell office:value-type="float" office:value="12.533458" calcext:value-type="float">
            <text:p>12.533458</text:p>
          </table:table-cell>
          <table:table-cell table:formula="of:=SUM([.I21:.L21])" office:value-type="float" office:value="75.907732504955" calcext:value-type="float">
            <text:p>75.907732505</text:p>
          </table:table-cell>
        </table:table-row>
        <table:table-row table:style-name="ro1">
          <table:table-cell office:value-type="float" office:value="63.000752639996" calcext:value-type="float">
            <text:p>63.00075264</text:p>
          </table:table-cell>
          <table:table-cell office:value-type="float" office:value="8.605017" calcext:value-type="float">
            <text:p>8.605017</text:p>
          </table:table-cell>
          <table:table-cell office:value-type="float" office:value="8.890543" calcext:value-type="float">
            <text:p>8.890543</text:p>
          </table:table-cell>
          <table:table-cell office:value-type="float" office:value="10.795825" calcext:value-type="float">
            <text:p>10.795825</text:p>
          </table:table-cell>
          <table:table-cell office:value-type="float" office:value="9.716012" calcext:value-type="float">
            <text:p>9.716012</text:p>
          </table:table-cell>
          <table:table-cell table:formula="of:=SUM([.B22:.E22])" office:value-type="float" office:value="38.007397" calcext:value-type="float">
            <text:p>38.0073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.825249894635" calcext:value-type="float">
            <text:p>37.8252498946</text:p>
          </table:table-cell>
          <table:table-cell office:value-type="float" office:value="8.890543" calcext:value-type="float">
            <text:p>8.890543</text:p>
          </table:table-cell>
          <table:table-cell office:value-type="float" office:value="10.795825" calcext:value-type="float">
            <text:p>10.795825</text:p>
          </table:table-cell>
          <table:table-cell office:value-type="float" office:value="9.716012" calcext:value-type="float">
            <text:p>9.716012</text:p>
          </table:table-cell>
          <table:table-cell table:formula="of:=SUM([.I22:.L22])" office:value-type="float" office:value="67.227629894635" calcext:value-type="float">
            <text:p>67.2276298946</text:p>
          </table:table-cell>
        </table:table-row>
        <table:table-row table:style-name="ro1">
          <table:table-cell office:value-type="float" office:value="66.000530879999" calcext:value-type="float">
            <text:p>66.00053088</text:p>
          </table:table-cell>
          <table:table-cell office:value-type="float" office:value="8.760632" calcext:value-type="float">
            <text:p>8.760632</text:p>
          </table:table-cell>
          <table:table-cell office:value-type="float" office:value="9.389109" calcext:value-type="float">
            <text:p>9.389109</text:p>
          </table:table-cell>
          <table:table-cell office:value-type="float" office:value="10.931146" calcext:value-type="float">
            <text:p>10.931146</text:p>
          </table:table-cell>
          <table:table-cell office:value-type="float" office:value="7.95785" calcext:value-type="float">
            <text:p>7.95785</text:p>
          </table:table-cell>
          <table:table-cell table:formula="of:=SUM([.B23:.E23])" office:value-type="float" office:value="37.038737" calcext:value-type="float">
            <text:p>37.0387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159475149921" calcext:value-type="float">
            <text:p>40.1594751499</text:p>
          </table:table-cell>
          <table:table-cell office:value-type="float" office:value="9.389109" calcext:value-type="float">
            <text:p>9.389109</text:p>
          </table:table-cell>
          <table:table-cell office:value-type="float" office:value="10.931146" calcext:value-type="float">
            <text:p>10.931146</text:p>
          </table:table-cell>
          <table:table-cell office:value-type="float" office:value="7.95785" calcext:value-type="float">
            <text:p>7.95785</text:p>
          </table:table-cell>
          <table:table-cell table:formula="of:=SUM([.I23:.L23])" office:value-type="float" office:value="68.437580149921" calcext:value-type="float">
            <text:p>68.4375801499</text:p>
          </table:table-cell>
        </table:table-row>
        <table:table-row table:style-name="ro1">
          <table:table-cell office:value-type="float" office:value="69.000530879999" calcext:value-type="float">
            <text:p>69.00053088</text:p>
          </table:table-cell>
          <table:table-cell office:value-type="float" office:value="8.613979" calcext:value-type="float">
            <text:p>8.613979</text:p>
          </table:table-cell>
          <table:table-cell office:value-type="float" office:value="11.116079" calcext:value-type="float">
            <text:p>11.116079</text:p>
          </table:table-cell>
          <table:table-cell office:value-type="float" office:value="8.182932" calcext:value-type="float">
            <text:p>8.182932</text:p>
          </table:table-cell>
          <table:table-cell office:value-type="float" office:value="9.046916" calcext:value-type="float">
            <text:p>9.046916</text:p>
          </table:table-cell>
          <table:table-cell table:formula="of:=SUM([.B24:.E24])" office:value-type="float" office:value="36.959906" calcext:value-type="float">
            <text:p>36.9599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.959683383323" calcext:value-type="float">
            <text:p>37.9596833833</text:p>
          </table:table-cell>
          <table:table-cell office:value-type="float" office:value="11.116079" calcext:value-type="float">
            <text:p>11.116079</text:p>
          </table:table-cell>
          <table:table-cell office:value-type="float" office:value="8.182932" calcext:value-type="float">
            <text:p>8.182932</text:p>
          </table:table-cell>
          <table:table-cell office:value-type="float" office:value="9.046916" calcext:value-type="float">
            <text:p>9.046916</text:p>
          </table:table-cell>
          <table:table-cell table:formula="of:=SUM([.I24:.L24])" office:value-type="float" office:value="66.305610383323" calcext:value-type="float">
            <text:p>66.3056103833</text:p>
          </table:table-cell>
        </table:table-row>
        <table:table-row table:style-name="ro1">
          <table:table-cell office:value-type="float" office:value="72.000530879999" calcext:value-type="float">
            <text:p>72.00053088</text:p>
          </table:table-cell>
          <table:table-cell office:value-type="float" office:value="8.759552" calcext:value-type="float">
            <text:p>8.759552</text:p>
          </table:table-cell>
          <table:table-cell office:value-type="float" office:value="10.184949" calcext:value-type="float">
            <text:p>10.184949</text:p>
          </table:table-cell>
          <table:table-cell office:value-type="float" office:value="8.202857" calcext:value-type="float">
            <text:p>8.202857</text:p>
          </table:table-cell>
          <table:table-cell office:value-type="float" office:value="7.875712" calcext:value-type="float">
            <text:p>7.875712</text:p>
          </table:table-cell>
          <table:table-cell table:formula="of:=SUM([.B25:.E25])" office:value-type="float" office:value="35.02307" calcext:value-type="float">
            <text:p>35.0230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143274629704" calcext:value-type="float">
            <text:p>40.1432746297</text:p>
          </table:table-cell>
          <table:table-cell office:value-type="float" office:value="10.184949" calcext:value-type="float">
            <text:p>10.184949</text:p>
          </table:table-cell>
          <table:table-cell office:value-type="float" office:value="8.202857" calcext:value-type="float">
            <text:p>8.202857</text:p>
          </table:table-cell>
          <table:table-cell office:value-type="float" office:value="7.875712" calcext:value-type="float">
            <text:p>7.875712</text:p>
          </table:table-cell>
          <table:table-cell table:formula="of:=SUM([.I25:.L25])" office:value-type="float" office:value="66.406792629704" calcext:value-type="float">
            <text:p>66.4067926297</text:p>
          </table:table-cell>
        </table:table-row>
        <table:table-row table:style-name="ro1">
          <table:table-cell office:value-type="float" office:value="75.000530879999" calcext:value-type="float">
            <text:p>75.00053088</text:p>
          </table:table-cell>
          <table:table-cell office:value-type="float" office:value="9.025231" calcext:value-type="float">
            <text:p>9.025231</text:p>
          </table:table-cell>
          <table:table-cell office:value-type="float" office:value="10.61084" calcext:value-type="float">
            <text:p>10.61084</text:p>
          </table:table-cell>
          <table:table-cell office:value-type="float" office:value="12.155744" calcext:value-type="float">
            <text:p>12.155744</text:p>
          </table:table-cell>
          <table:table-cell office:value-type="float" office:value="9.683516" calcext:value-type="float">
            <text:p>9.683516</text:p>
          </table:table-cell>
          <table:table-cell table:formula="of:=SUM([.B26:.E26])" office:value-type="float" office:value="41.475331" calcext:value-type="float">
            <text:p>41.4753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.128459215747" calcext:value-type="float">
            <text:p>44.1284592157</text:p>
          </table:table-cell>
          <table:table-cell office:value-type="float" office:value="10.61084" calcext:value-type="float">
            <text:p>10.61084</text:p>
          </table:table-cell>
          <table:table-cell office:value-type="float" office:value="12.155744" calcext:value-type="float">
            <text:p>12.155744</text:p>
          </table:table-cell>
          <table:table-cell office:value-type="float" office:value="9.683516" calcext:value-type="float">
            <text:p>9.683516</text:p>
          </table:table-cell>
          <table:table-cell table:formula="of:=SUM([.I26:.L26])" office:value-type="float" office:value="76.578559215747" calcext:value-type="float">
            <text:p>76.5785592157</text:p>
          </table:table-cell>
        </table:table-row>
        <table:table-row table:style-name="ro1">
          <table:table-cell office:value-type="float" office:value="78.000530879999" calcext:value-type="float">
            <text:p>78.00053088</text:p>
          </table:table-cell>
          <table:table-cell office:value-type="float" office:value="8.847555" calcext:value-type="float">
            <text:p>8.847555</text:p>
          </table:table-cell>
          <table:table-cell office:value-type="float" office:value="11.390297" calcext:value-type="float">
            <text:p>11.390297</text:p>
          </table:table-cell>
          <table:table-cell office:value-type="float" office:value="11.388043" calcext:value-type="float">
            <text:p>11.388043</text:p>
          </table:table-cell>
          <table:table-cell office:value-type="float" office:value="10.826962" calcext:value-type="float">
            <text:p>10.826962</text:p>
          </table:table-cell>
          <table:table-cell table:formula="of:=SUM([.B27:.E27])" office:value-type="float" office:value="42.452857" calcext:value-type="float">
            <text:p>42.45285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463322224748" calcext:value-type="float">
            <text:p>41.4633222247</text:p>
          </table:table-cell>
          <table:table-cell office:value-type="float" office:value="11.390297" calcext:value-type="float">
            <text:p>11.390297</text:p>
          </table:table-cell>
          <table:table-cell office:value-type="float" office:value="11.388043" calcext:value-type="float">
            <text:p>11.388043</text:p>
          </table:table-cell>
          <table:table-cell office:value-type="float" office:value="10.826962" calcext:value-type="float">
            <text:p>10.826962</text:p>
          </table:table-cell>
          <table:table-cell table:formula="of:=SUM([.I27:.L27])" office:value-type="float" office:value="75.068624224748" calcext:value-type="float">
            <text:p>75.0686242247</text:p>
          </table:table-cell>
        </table:table-row>
        <table:table-row table:style-name="ro1">
          <table:table-cell office:value-type="float" office:value="81.000530879999" calcext:value-type="float">
            <text:p>81.00053088</text:p>
          </table:table-cell>
          <table:table-cell office:value-type="float" office:value="9.020653" calcext:value-type="float">
            <text:p>9.020653</text:p>
          </table:table-cell>
          <table:table-cell office:value-type="float" office:value="10.535162" calcext:value-type="float">
            <text:p>10.535162</text:p>
          </table:table-cell>
          <table:table-cell office:value-type="float" office:value="10.587366" calcext:value-type="float">
            <text:p>10.587366</text:p>
          </table:table-cell>
          <table:table-cell office:value-type="float" office:value="9.427523" calcext:value-type="float">
            <text:p>9.427523</text:p>
          </table:table-cell>
          <table:table-cell table:formula="of:=SUM([.B28:.E28])" office:value-type="float" office:value="39.570704" calcext:value-type="float">
            <text:p>39.5707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.05979497953" calcext:value-type="float">
            <text:p>44.0597949795</text:p>
          </table:table-cell>
          <table:table-cell office:value-type="float" office:value="10.535162" calcext:value-type="float">
            <text:p>10.535162</text:p>
          </table:table-cell>
          <table:table-cell office:value-type="float" office:value="10.587366" calcext:value-type="float">
            <text:p>10.587366</text:p>
          </table:table-cell>
          <table:table-cell office:value-type="float" office:value="9.427523" calcext:value-type="float">
            <text:p>9.427523</text:p>
          </table:table-cell>
          <table:table-cell table:formula="of:=SUM([.I28:.L28])" office:value-type="float" office:value="74.60984597953" calcext:value-type="float">
            <text:p>74.6098459795</text:p>
          </table:table-cell>
        </table:table-row>
        <table:table-row table:style-name="ro1">
          <table:table-cell office:value-type="float" office:value="84.000530879999" calcext:value-type="float">
            <text:p>84.00053088</text:p>
          </table:table-cell>
          <table:table-cell office:value-type="float" office:value="8.521781" calcext:value-type="float">
            <text:p>8.521781</text:p>
          </table:table-cell>
          <table:table-cell office:value-type="float" office:value="10.005411" calcext:value-type="float">
            <text:p>10.005411</text:p>
          </table:table-cell>
          <table:table-cell office:value-type="float" office:value="10.435984" calcext:value-type="float">
            <text:p>10.435984</text:p>
          </table:table-cell>
          <table:table-cell office:value-type="float" office:value="9.091897" calcext:value-type="float">
            <text:p>9.091897</text:p>
          </table:table-cell>
          <table:table-cell table:formula="of:=SUM([.B29:.E29])" office:value-type="float" office:value="38.055073" calcext:value-type="float">
            <text:p>38.0550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.576711284553" calcext:value-type="float">
            <text:p>36.5767112846</text:p>
          </table:table-cell>
          <table:table-cell office:value-type="float" office:value="10.005411" calcext:value-type="float">
            <text:p>10.005411</text:p>
          </table:table-cell>
          <table:table-cell office:value-type="float" office:value="10.435984" calcext:value-type="float">
            <text:p>10.435984</text:p>
          </table:table-cell>
          <table:table-cell office:value-type="float" office:value="9.091897" calcext:value-type="float">
            <text:p>9.091897</text:p>
          </table:table-cell>
          <table:table-cell table:formula="of:=SUM([.I29:.L29])" office:value-type="float" office:value="66.110003284553" calcext:value-type="float">
            <text:p>66.1100032846</text:p>
          </table:table-cell>
        </table:table-row>
        <table:table-row table:style-name="ro1">
          <table:table-cell office:value-type="float" office:value="87.000530879999" calcext:value-type="float">
            <text:p>87.00053088</text:p>
          </table:table-cell>
          <table:table-cell office:value-type="float" office:value="8.842593" calcext:value-type="float">
            <text:p>8.842593</text:p>
          </table:table-cell>
          <table:table-cell office:value-type="float" office:value="10.008473" calcext:value-type="float">
            <text:p>10.008473</text:p>
          </table:table-cell>
          <table:table-cell office:value-type="float" office:value="10.205025" calcext:value-type="float">
            <text:p>10.205025</text:p>
          </table:table-cell>
          <table:table-cell office:value-type="float" office:value="9.041491" calcext:value-type="float">
            <text:p>9.041491</text:p>
          </table:table-cell>
          <table:table-cell table:formula="of:=SUM([.B30:.E30])" office:value-type="float" office:value="38.097582" calcext:value-type="float">
            <text:p>38.0975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388900052532" calcext:value-type="float">
            <text:p>41.3889000525</text:p>
          </table:table-cell>
          <table:table-cell office:value-type="float" office:value="10.008473" calcext:value-type="float">
            <text:p>10.008473</text:p>
          </table:table-cell>
          <table:table-cell office:value-type="float" office:value="10.205025" calcext:value-type="float">
            <text:p>10.205025</text:p>
          </table:table-cell>
          <table:table-cell office:value-type="float" office:value="9.041491" calcext:value-type="float">
            <text:p>9.041491</text:p>
          </table:table-cell>
          <table:table-cell table:formula="of:=SUM([.I30:.L30])" office:value-type="float" office:value="70.643889052532" calcext:value-type="float">
            <text:p>70.6438890525</text:p>
          </table:table-cell>
        </table:table-row>
        <table:table-row table:style-name="ro1">
          <table:table-cell office:value-type="float" office:value="90.000530879999" calcext:value-type="float">
            <text:p>90.00053088</text:p>
          </table:table-cell>
          <table:table-cell office:value-type="float" office:value="8.860763" calcext:value-type="float">
            <text:p>8.860763</text:p>
          </table:table-cell>
          <table:table-cell office:value-type="float" office:value="8.548208" calcext:value-type="float">
            <text:p>8.548208</text:p>
          </table:table-cell>
          <table:table-cell office:value-type="float" office:value="11.239954" calcext:value-type="float">
            <text:p>11.239954</text:p>
          </table:table-cell>
          <table:table-cell office:value-type="float" office:value="9.31478" calcext:value-type="float">
            <text:p>9.31478</text:p>
          </table:table-cell>
          <table:table-cell table:formula="of:=SUM([.B31:.E31])" office:value-type="float" office:value="37.963705" calcext:value-type="float">
            <text:p>37.9637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661439832065" calcext:value-type="float">
            <text:p>41.6614398321</text:p>
          </table:table-cell>
          <table:table-cell office:value-type="float" office:value="8.548208" calcext:value-type="float">
            <text:p>8.548208</text:p>
          </table:table-cell>
          <table:table-cell office:value-type="float" office:value="11.239954" calcext:value-type="float">
            <text:p>11.239954</text:p>
          </table:table-cell>
          <table:table-cell office:value-type="float" office:value="9.31478" calcext:value-type="float">
            <text:p>9.31478</text:p>
          </table:table-cell>
          <table:table-cell table:formula="of:=SUM([.I31:.L31])" office:value-type="float" office:value="70.764381832065" calcext:value-type="float">
            <text:p>70.7643818321</text:p>
          </table:table-cell>
        </table:table-row>
        <table:table-row table:style-name="ro1">
          <table:table-cell office:value-type="float" office:value="93.000843119992" calcext:value-type="float">
            <text:p>93.00084312</text:p>
          </table:table-cell>
          <table:table-cell office:value-type="float" office:value="8.727138" calcext:value-type="float">
            <text:p>8.727138</text:p>
          </table:table-cell>
          <table:table-cell office:value-type="float" office:value="9.083657" calcext:value-type="float">
            <text:p>9.083657</text:p>
          </table:table-cell>
          <table:table-cell office:value-type="float" office:value="10.32032" calcext:value-type="float">
            <text:p>10.32032</text:p>
          </table:table-cell>
          <table:table-cell office:value-type="float" office:value="11.012625" calcext:value-type="float">
            <text:p>11.012625</text:p>
          </table:table-cell>
          <table:table-cell table:formula="of:=SUM([.B32:.E32])" office:value-type="float" office:value="39.14374" calcext:value-type="float">
            <text:p>39.143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.657076197447" calcext:value-type="float">
            <text:p>39.6570761974</text:p>
          </table:table-cell>
          <table:table-cell office:value-type="float" office:value="9.083657" calcext:value-type="float">
            <text:p>9.083657</text:p>
          </table:table-cell>
          <table:table-cell office:value-type="float" office:value="10.32032" calcext:value-type="float">
            <text:p>10.32032</text:p>
          </table:table-cell>
          <table:table-cell office:value-type="float" office:value="11.012625" calcext:value-type="float">
            <text:p>11.012625</text:p>
          </table:table-cell>
          <table:table-cell table:formula="of:=SUM([.I32:.L32])" office:value-type="float" office:value="70.073678197447" calcext:value-type="float">
            <text:p>70.0736781974</text:p>
          </table:table-cell>
        </table:table-row>
        <table:table-row table:style-name="ro1">
          <table:table-cell office:value-type="float" office:value="96.000530879999" calcext:value-type="float">
            <text:p>96.00053088</text:p>
          </table:table-cell>
          <table:table-cell office:value-type="float" office:value="8.848286" calcext:value-type="float">
            <text:p>8.848286</text:p>
          </table:table-cell>
          <table:table-cell office:value-type="float" office:value="9.328924" calcext:value-type="float">
            <text:p>9.328924</text:p>
          </table:table-cell>
          <table:table-cell office:value-type="float" office:value="10.698109" calcext:value-type="float">
            <text:p>10.698109</text:p>
          </table:table-cell>
          <table:table-cell office:value-type="float" office:value="9.741018" calcext:value-type="float">
            <text:p>9.741018</text:p>
          </table:table-cell>
          <table:table-cell table:formula="of:=SUM([.B33:.E33])" office:value-type="float" office:value="38.616337" calcext:value-type="float">
            <text:p>38.6163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474293041174" calcext:value-type="float">
            <text:p>41.4742930412</text:p>
          </table:table-cell>
          <table:table-cell office:value-type="float" office:value="9.328924" calcext:value-type="float">
            <text:p>9.328924</text:p>
          </table:table-cell>
          <table:table-cell office:value-type="float" office:value="10.698109" calcext:value-type="float">
            <text:p>10.698109</text:p>
          </table:table-cell>
          <table:table-cell office:value-type="float" office:value="9.741018" calcext:value-type="float">
            <text:p>9.741018</text:p>
          </table:table-cell>
          <table:table-cell table:formula="of:=SUM([.I33:.L33])" office:value-type="float" office:value="71.242344041174" calcext:value-type="float">
            <text:p>71.2423440412</text:p>
          </table:table-cell>
        </table:table-row>
        <table:table-row table:style-name="ro1">
          <table:table-cell office:value-type="float" office:value="99.000530879999" calcext:value-type="float">
            <text:p>99.00053088</text:p>
          </table:table-cell>
          <table:table-cell office:value-type="float" office:value="8.55662" calcext:value-type="float">
            <text:p>8.55662</text:p>
          </table:table-cell>
          <table:table-cell office:value-type="float" office:value="9.898696" calcext:value-type="float">
            <text:p>9.898696</text:p>
          </table:table-cell>
          <table:table-cell office:value-type="float" office:value="8.256656" calcext:value-type="float">
            <text:p>8.256656</text:p>
          </table:table-cell>
          <table:table-cell office:value-type="float" office:value="10.664498" calcext:value-type="float">
            <text:p>10.664498</text:p>
          </table:table-cell>
          <table:table-cell table:formula="of:=SUM([.B34:.E34])" office:value-type="float" office:value="37.37647" calcext:value-type="float">
            <text:p>37.3764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.099294898397" calcext:value-type="float">
            <text:p>37.0992948984</text:p>
          </table:table-cell>
          <table:table-cell office:value-type="float" office:value="9.898696" calcext:value-type="float">
            <text:p>9.898696</text:p>
          </table:table-cell>
          <table:table-cell office:value-type="float" office:value="8.256656" calcext:value-type="float">
            <text:p>8.256656</text:p>
          </table:table-cell>
          <table:table-cell office:value-type="float" office:value="10.664498" calcext:value-type="float">
            <text:p>10.664498</text:p>
          </table:table-cell>
          <table:table-cell table:formula="of:=SUM([.I34:.L34])" office:value-type="float" office:value="65.919144898397" calcext:value-type="float">
            <text:p>65.9191448984</text:p>
          </table:table-cell>
        </table:table-row>
        <table:table-row table:style-name="ro1">
          <table:table-cell office:value-type="float" office:value="102.000530879999" calcext:value-type="float">
            <text:p>102.00053088</text:p>
          </table:table-cell>
          <table:table-cell office:value-type="float" office:value="8.784749" calcext:value-type="float">
            <text:p>8.784749</text:p>
          </table:table-cell>
          <table:table-cell office:value-type="float" office:value="10.472686" calcext:value-type="float">
            <text:p>10.472686</text:p>
          </table:table-cell>
          <table:table-cell office:value-type="float" office:value="9.522024" calcext:value-type="float">
            <text:p>9.522024</text:p>
          </table:table-cell>
          <table:table-cell office:value-type="float" office:value="10.588376" calcext:value-type="float">
            <text:p>10.588376</text:p>
          </table:table-cell>
          <table:table-cell table:formula="of:=SUM([.B35:.E35])" office:value-type="float" office:value="39.367835" calcext:value-type="float">
            <text:p>39.3678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521231086987" calcext:value-type="float">
            <text:p>40.521231087</text:p>
          </table:table-cell>
          <table:table-cell office:value-type="float" office:value="10.472686" calcext:value-type="float">
            <text:p>10.472686</text:p>
          </table:table-cell>
          <table:table-cell office:value-type="float" office:value="9.522024" calcext:value-type="float">
            <text:p>9.522024</text:p>
          </table:table-cell>
          <table:table-cell office:value-type="float" office:value="10.588376" calcext:value-type="float">
            <text:p>10.588376</text:p>
          </table:table-cell>
          <table:table-cell table:formula="of:=SUM([.I35:.L35])" office:value-type="float" office:value="71.104317086987" calcext:value-type="float">
            <text:p>71.104317087</text:p>
          </table:table-cell>
        </table:table-row>
        <table:table-row table:style-name="ro1">
          <table:table-cell office:value-type="float" office:value="105.000530879999" calcext:value-type="float">
            <text:p>105.00053088</text:p>
          </table:table-cell>
          <table:table-cell office:value-type="float" office:value="8.99191" calcext:value-type="float">
            <text:p>8.99191</text:p>
          </table:table-cell>
          <table:table-cell office:value-type="float" office:value="8.965508" calcext:value-type="float">
            <text:p>8.965508</text:p>
          </table:table-cell>
          <table:table-cell office:value-type="float" office:value="10.02746" calcext:value-type="float">
            <text:p>10.02746</text:p>
          </table:table-cell>
          <table:table-cell office:value-type="float" office:value="11.806592" calcext:value-type="float">
            <text:p>11.806592</text:p>
          </table:table-cell>
          <table:table-cell table:formula="of:=SUM([.B36:.E36])" office:value-type="float" office:value="39.79147" calcext:value-type="float">
            <text:p>39.7914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.628646759975" calcext:value-type="float">
            <text:p>43.62864676</text:p>
          </table:table-cell>
          <table:table-cell office:value-type="float" office:value="8.965508" calcext:value-type="float">
            <text:p>8.965508</text:p>
          </table:table-cell>
          <table:table-cell office:value-type="float" office:value="10.02746" calcext:value-type="float">
            <text:p>10.02746</text:p>
          </table:table-cell>
          <table:table-cell office:value-type="float" office:value="11.806592" calcext:value-type="float">
            <text:p>11.806592</text:p>
          </table:table-cell>
          <table:table-cell table:formula="of:=SUM([.I36:.L36])" office:value-type="float" office:value="74.428206759975" calcext:value-type="float">
            <text:p>74.42820676</text:p>
          </table:table-cell>
        </table:table-row>
        <table:table-row table:style-name="ro1">
          <table:table-cell office:value-type="float" office:value="108.000530879999" calcext:value-type="float">
            <text:p>108.00053088</text:p>
          </table:table-cell>
          <table:table-cell office:value-type="float" office:value="8.741569" calcext:value-type="float">
            <text:p>8.741569</text:p>
          </table:table-cell>
          <table:table-cell office:value-type="float" office:value="9.759652" calcext:value-type="float">
            <text:p>9.759652</text:p>
          </table:table-cell>
          <table:table-cell office:value-type="float" office:value="10.103562" calcext:value-type="float">
            <text:p>10.103562</text:p>
          </table:table-cell>
          <table:table-cell office:value-type="float" office:value="10.867802" calcext:value-type="float">
            <text:p>10.867802</text:p>
          </table:table-cell>
          <table:table-cell table:formula="of:=SUM([.B37:.E37])" office:value-type="float" office:value="39.472585" calcext:value-type="float">
            <text:p>39.4725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.873532738064" calcext:value-type="float">
            <text:p>39.8735327381</text:p>
          </table:table-cell>
          <table:table-cell office:value-type="float" office:value="9.759652" calcext:value-type="float">
            <text:p>9.759652</text:p>
          </table:table-cell>
          <table:table-cell office:value-type="float" office:value="10.103562" calcext:value-type="float">
            <text:p>10.103562</text:p>
          </table:table-cell>
          <table:table-cell office:value-type="float" office:value="10.867802" calcext:value-type="float">
            <text:p>10.867802</text:p>
          </table:table-cell>
          <table:table-cell table:formula="of:=SUM([.I37:.L37])" office:value-type="float" office:value="70.604548738064" calcext:value-type="float">
            <text:p>70.6045487381</text:p>
          </table:table-cell>
        </table:table-row>
        <table:table-row table:style-name="ro1">
          <table:table-cell office:value-type="float" office:value="111.000530879999" calcext:value-type="float">
            <text:p>111.00053088</text:p>
          </table:table-cell>
          <table:table-cell office:value-type="float" office:value="8.826995" calcext:value-type="float">
            <text:p>8.826995</text:p>
          </table:table-cell>
          <table:table-cell office:value-type="float" office:value="10.774528" calcext:value-type="float">
            <text:p>10.774528</text:p>
          </table:table-cell>
          <table:table-cell office:value-type="float" office:value="10.89995" calcext:value-type="float">
            <text:p>10.89995</text:p>
          </table:table-cell>
          <table:table-cell office:value-type="float" office:value="11.951674" calcext:value-type="float">
            <text:p>11.951674</text:p>
          </table:table-cell>
          <table:table-cell table:formula="of:=SUM([.B38:.E38])" office:value-type="float" office:value="42.453147" calcext:value-type="float">
            <text:p>42.45314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154925025068" calcext:value-type="float">
            <text:p>41.1549250251</text:p>
          </table:table-cell>
          <table:table-cell office:value-type="float" office:value="10.774528" calcext:value-type="float">
            <text:p>10.774528</text:p>
          </table:table-cell>
          <table:table-cell office:value-type="float" office:value="10.89995" calcext:value-type="float">
            <text:p>10.89995</text:p>
          </table:table-cell>
          <table:table-cell office:value-type="float" office:value="11.951674" calcext:value-type="float">
            <text:p>11.951674</text:p>
          </table:table-cell>
          <table:table-cell table:formula="of:=SUM([.I38:.L38])" office:value-type="float" office:value="74.781077025068" calcext:value-type="float">
            <text:p>74.7810770251</text:p>
          </table:table-cell>
        </table:table-row>
        <table:table-row table:style-name="ro1">
          <table:table-cell office:value-type="float" office:value="114.000530879999" calcext:value-type="float">
            <text:p>114.00053088</text:p>
          </table:table-cell>
          <table:table-cell office:value-type="float" office:value="8.967961" calcext:value-type="float">
            <text:p>8.967961</text:p>
          </table:table-cell>
          <table:table-cell office:value-type="float" office:value="9.024082" calcext:value-type="float">
            <text:p>9.024082</text:p>
          </table:table-cell>
          <table:table-cell office:value-type="float" office:value="11.181407" calcext:value-type="float">
            <text:p>11.181407</text:p>
          </table:table-cell>
          <table:table-cell office:value-type="float" office:value="9.736332" calcext:value-type="float">
            <text:p>9.736332</text:p>
          </table:table-cell>
          <table:table-cell table:formula="of:=SUM([.B39:.E39])" office:value-type="float" office:value="38.909782" calcext:value-type="float">
            <text:p>38.9097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.269413337418" calcext:value-type="float">
            <text:p>43.2694133374</text:p>
          </table:table-cell>
          <table:table-cell office:value-type="float" office:value="9.024082" calcext:value-type="float">
            <text:p>9.024082</text:p>
          </table:table-cell>
          <table:table-cell office:value-type="float" office:value="11.181407" calcext:value-type="float">
            <text:p>11.181407</text:p>
          </table:table-cell>
          <table:table-cell office:value-type="float" office:value="9.736332" calcext:value-type="float">
            <text:p>9.736332</text:p>
          </table:table-cell>
          <table:table-cell table:formula="of:=SUM([.I39:.L39])" office:value-type="float" office:value="73.211234337418" calcext:value-type="float">
            <text:p>73.2112343374</text:p>
          </table:table-cell>
        </table:table-row>
        <table:table-row table:style-name="ro1">
          <table:table-cell office:value-type="float" office:value="117.000530879999" calcext:value-type="float">
            <text:p>117.00053088</text:p>
          </table:table-cell>
          <table:table-cell office:value-type="float" office:value="8.495856" calcext:value-type="float">
            <text:p>8.495856</text:p>
          </table:table-cell>
          <table:table-cell office:value-type="float" office:value="9.910196" calcext:value-type="float">
            <text:p>9.910196</text:p>
          </table:table-cell>
          <table:table-cell office:value-type="float" office:value="10.110808" calcext:value-type="float">
            <text:p>10.110808</text:p>
          </table:table-cell>
          <table:table-cell office:value-type="float" office:value="11.420753" calcext:value-type="float">
            <text:p>11.420753</text:p>
          </table:table-cell>
          <table:table-cell table:formula="of:=SUM([.B40:.E40])" office:value-type="float" office:value="39.937613" calcext:value-type="float">
            <text:p>39.93761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.187837529387" calcext:value-type="float">
            <text:p>36.1878375294</text:p>
          </table:table-cell>
          <table:table-cell office:value-type="float" office:value="9.910196" calcext:value-type="float">
            <text:p>9.910196</text:p>
          </table:table-cell>
          <table:table-cell office:value-type="float" office:value="10.110808" calcext:value-type="float">
            <text:p>10.110808</text:p>
          </table:table-cell>
          <table:table-cell office:value-type="float" office:value="11.420753" calcext:value-type="float">
            <text:p>11.420753</text:p>
          </table:table-cell>
          <table:table-cell table:formula="of:=SUM([.I40:.L40])" office:value-type="float" office:value="67.629594529387" calcext:value-type="float">
            <text:p>67.6295945294</text:p>
          </table:table-cell>
        </table:table-row>
        <table:table-row table:style-name="ro1">
          <table:table-cell office:value-type="float" office:value="120.000791519992" calcext:value-type="float">
            <text:p>120.00079152</text:p>
          </table:table-cell>
          <table:table-cell office:value-type="float" office:value="8.87366" calcext:value-type="float">
            <text:p>8.87366</text:p>
          </table:table-cell>
          <table:table-cell office:value-type="float" office:value="12.596731" calcext:value-type="float">
            <text:p>12.596731</text:p>
          </table:table-cell>
          <table:table-cell office:value-type="float" office:value="9.279682" calcext:value-type="float">
            <text:p>9.279682</text:p>
          </table:table-cell>
          <table:table-cell office:value-type="float" office:value="11.385357" calcext:value-type="float">
            <text:p>11.385357</text:p>
          </table:table-cell>
          <table:table-cell table:formula="of:=SUM([.B41:.E41])" office:value-type="float" office:value="42.13543" calcext:value-type="float">
            <text:p>42.135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85489301184" calcext:value-type="float">
            <text:p>41.8548930118</text:p>
          </table:table-cell>
          <table:table-cell office:value-type="float" office:value="12.596731" calcext:value-type="float">
            <text:p>12.596731</text:p>
          </table:table-cell>
          <table:table-cell office:value-type="float" office:value="9.279682" calcext:value-type="float">
            <text:p>9.279682</text:p>
          </table:table-cell>
          <table:table-cell office:value-type="float" office:value="11.385357" calcext:value-type="float">
            <text:p>11.385357</text:p>
          </table:table-cell>
          <table:table-cell table:formula="of:=SUM([.I41:.L41])" office:value-type="float" office:value="75.11666301184" calcext:value-type="float">
            <text:p>75.1166630118</text:p>
          </table:table-cell>
        </table:table-row>
        <table:table-row table:style-name="ro1">
          <table:table-cell office:value-type="float" office:value="123.000749199994" calcext:value-type="float">
            <text:p>123.0007492</text:p>
          </table:table-cell>
          <table:table-cell office:value-type="float" office:value="8.795539" calcext:value-type="float">
            <text:p>8.795539</text:p>
          </table:table-cell>
          <table:table-cell office:value-type="float" office:value="13.113737" calcext:value-type="float">
            <text:p>13.113737</text:p>
          </table:table-cell>
          <table:table-cell office:value-type="float" office:value="10.349572" calcext:value-type="float">
            <text:p>10.349572</text:p>
          </table:table-cell>
          <table:table-cell office:value-type="float" office:value="8.776037" calcext:value-type="float">
            <text:p>8.776037</text:p>
          </table:table-cell>
          <table:table-cell table:formula="of:=SUM([.B42:.E42])" office:value-type="float" office:value="41.034885" calcext:value-type="float">
            <text:p>41.0348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683081090524" calcext:value-type="float">
            <text:p>40.6830810905</text:p>
          </table:table-cell>
          <table:table-cell office:value-type="float" office:value="13.113737" calcext:value-type="float">
            <text:p>13.113737</text:p>
          </table:table-cell>
          <table:table-cell office:value-type="float" office:value="10.349572" calcext:value-type="float">
            <text:p>10.349572</text:p>
          </table:table-cell>
          <table:table-cell office:value-type="float" office:value="8.776037" calcext:value-type="float">
            <text:p>8.776037</text:p>
          </table:table-cell>
          <table:table-cell table:formula="of:=SUM([.I42:.L42])" office:value-type="float" office:value="72.922427090524" calcext:value-type="float">
            <text:p>72.9224270905</text:p>
          </table:table-cell>
        </table:table-row>
        <table:table-row table:style-name="ro1">
          <table:table-cell office:value-type="float" office:value="126.000752639996" calcext:value-type="float">
            <text:p>126.00075264</text:p>
          </table:table-cell>
          <table:table-cell office:value-type="float" office:value="8.668635" calcext:value-type="float">
            <text:p>8.668635</text:p>
          </table:table-cell>
          <table:table-cell office:value-type="float" office:value="9.489728" calcext:value-type="float">
            <text:p>9.489728</text:p>
          </table:table-cell>
          <table:table-cell office:value-type="float" office:value="11.437388" calcext:value-type="float">
            <text:p>11.437388</text:p>
          </table:table-cell>
          <table:table-cell office:value-type="float" office:value="11.80747" calcext:value-type="float">
            <text:p>11.80747</text:p>
          </table:table-cell>
          <table:table-cell table:formula="of:=SUM([.B43:.E43])" office:value-type="float" office:value="41.403221" calcext:value-type="float">
            <text:p>41.4032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.779527598918" calcext:value-type="float">
            <text:p>38.7795275989</text:p>
          </table:table-cell>
          <table:table-cell office:value-type="float" office:value="9.489728" calcext:value-type="float">
            <text:p>9.489728</text:p>
          </table:table-cell>
          <table:table-cell office:value-type="float" office:value="11.437388" calcext:value-type="float">
            <text:p>11.437388</text:p>
          </table:table-cell>
          <table:table-cell office:value-type="float" office:value="11.80747" calcext:value-type="float">
            <text:p>11.80747</text:p>
          </table:table-cell>
          <table:table-cell table:formula="of:=SUM([.I43:.L43])" office:value-type="float" office:value="71.514113598918" calcext:value-type="float">
            <text:p>71.5141135989</text:p>
          </table:table-cell>
        </table:table-row>
        <table:table-row table:style-name="ro1">
          <table:table-cell office:value-type="float" office:value="129.000530879999" calcext:value-type="float">
            <text:p>129.00053088</text:p>
          </table:table-cell>
          <table:table-cell office:value-type="float" office:value="8.9398" calcext:value-type="float">
            <text:p>8.9398</text:p>
          </table:table-cell>
          <table:table-cell office:value-type="float" office:value="9.71885" calcext:value-type="float">
            <text:p>9.71885</text:p>
          </table:table-cell>
          <table:table-cell office:value-type="float" office:value="8.305773" calcext:value-type="float">
            <text:p>8.305773</text:p>
          </table:table-cell>
          <table:table-cell office:value-type="float" office:value="8.828349" calcext:value-type="float">
            <text:p>8.828349</text:p>
          </table:table-cell>
          <table:table-cell table:formula="of:=SUM([.B44:.E44])" office:value-type="float" office:value="35.792772" calcext:value-type="float">
            <text:p>35.79277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847000602415" calcext:value-type="float">
            <text:p>42.8470006024</text:p>
          </table:table-cell>
          <table:table-cell office:value-type="float" office:value="9.71885" calcext:value-type="float">
            <text:p>9.71885</text:p>
          </table:table-cell>
          <table:table-cell office:value-type="float" office:value="8.305773" calcext:value-type="float">
            <text:p>8.305773</text:p>
          </table:table-cell>
          <table:table-cell office:value-type="float" office:value="8.828349" calcext:value-type="float">
            <text:p>8.828349</text:p>
          </table:table-cell>
          <table:table-cell table:formula="of:=SUM([.I44:.L44])" office:value-type="float" office:value="69.699972602415" calcext:value-type="float">
            <text:p>69.6999726024</text:p>
          </table:table-cell>
        </table:table-row>
        <table:table-row table:style-name="ro1">
          <table:table-cell office:value-type="float" office:value="132.000530879999" calcext:value-type="float">
            <text:p>132.00053088</text:p>
          </table:table-cell>
          <table:table-cell office:value-type="float" office:value="8.981181" calcext:value-type="float">
            <text:p>8.981181</text:p>
          </table:table-cell>
          <table:table-cell office:value-type="float" office:value="10.371328" calcext:value-type="float">
            <text:p>10.371328</text:p>
          </table:table-cell>
          <table:table-cell office:value-type="float" office:value="10.66387" calcext:value-type="float">
            <text:p>10.66387</text:p>
          </table:table-cell>
          <table:table-cell office:value-type="float" office:value="10.752725" calcext:value-type="float">
            <text:p>10.752725</text:p>
          </table:table-cell>
          <table:table-cell table:formula="of:=SUM([.B45:.E45])" office:value-type="float" office:value="40.769104" calcext:value-type="float">
            <text:p>40.7691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.467713643256" calcext:value-type="float">
            <text:p>43.4677136433</text:p>
          </table:table-cell>
          <table:table-cell office:value-type="float" office:value="10.371328" calcext:value-type="float">
            <text:p>10.371328</text:p>
          </table:table-cell>
          <table:table-cell office:value-type="float" office:value="10.66387" calcext:value-type="float">
            <text:p>10.66387</text:p>
          </table:table-cell>
          <table:table-cell office:value-type="float" office:value="10.752725" calcext:value-type="float">
            <text:p>10.752725</text:p>
          </table:table-cell>
          <table:table-cell table:formula="of:=SUM([.I45:.L45])" office:value-type="float" office:value="75.255636643256" calcext:value-type="float">
            <text:p>75.2556366433</text:p>
          </table:table-cell>
        </table:table-row>
        <table:table-row table:style-name="ro1">
          <table:table-cell office:value-type="float" office:value="135.000530879999" calcext:value-type="float">
            <text:p>135.00053088</text:p>
          </table:table-cell>
          <table:table-cell office:value-type="float" office:value="8.941479" calcext:value-type="float">
            <text:p>8.941479</text:p>
          </table:table-cell>
          <table:table-cell office:value-type="float" office:value="9.458286" calcext:value-type="float">
            <text:p>9.458286</text:p>
          </table:table-cell>
          <table:table-cell office:value-type="float" office:value="8.769981" calcext:value-type="float">
            <text:p>8.769981</text:p>
          </table:table-cell>
          <table:table-cell office:value-type="float" office:value="8.7774" calcext:value-type="float">
            <text:p>8.7774</text:p>
          </table:table-cell>
          <table:table-cell table:formula="of:=SUM([.B46:.E46])" office:value-type="float" office:value="35.947146" calcext:value-type="float">
            <text:p>35.9471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872179217708" calcext:value-type="float">
            <text:p>42.8721792177</text:p>
          </table:table-cell>
          <table:table-cell office:value-type="float" office:value="9.458286" calcext:value-type="float">
            <text:p>9.458286</text:p>
          </table:table-cell>
          <table:table-cell office:value-type="float" office:value="8.769981" calcext:value-type="float">
            <text:p>8.769981</text:p>
          </table:table-cell>
          <table:table-cell office:value-type="float" office:value="8.7774" calcext:value-type="float">
            <text:p>8.7774</text:p>
          </table:table-cell>
          <table:table-cell table:formula="of:=SUM([.I46:.L46])" office:value-type="float" office:value="69.877846217708" calcext:value-type="float">
            <text:p>69.8778462177</text:p>
          </table:table-cell>
        </table:table-row>
        <table:table-row table:style-name="ro1">
          <table:table-cell office:value-type="float" office:value="138.000530879999" calcext:value-type="float">
            <text:p>138.00053088</text:p>
          </table:table-cell>
          <table:table-cell office:value-type="float" office:value="8.523119" calcext:value-type="float">
            <text:p>8.523119</text:p>
          </table:table-cell>
          <table:table-cell office:value-type="float" office:value="9.514659" calcext:value-type="float">
            <text:p>9.514659</text:p>
          </table:table-cell>
          <table:table-cell office:value-type="float" office:value="7.541153" calcext:value-type="float">
            <text:p>7.541153</text:p>
          </table:table-cell>
          <table:table-cell office:value-type="float" office:value="9.663367" calcext:value-type="float">
            <text:p>9.663367</text:p>
          </table:table-cell>
          <table:table-cell table:formula="of:=SUM([.B47:.E47])" office:value-type="float" office:value="35.242298" calcext:value-type="float">
            <text:p>35.2422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.596784003167" calcext:value-type="float">
            <text:p>36.5967840032</text:p>
          </table:table-cell>
          <table:table-cell office:value-type="float" office:value="9.514659" calcext:value-type="float">
            <text:p>9.514659</text:p>
          </table:table-cell>
          <table:table-cell office:value-type="float" office:value="7.541153" calcext:value-type="float">
            <text:p>7.541153</text:p>
          </table:table-cell>
          <table:table-cell office:value-type="float" office:value="9.663367" calcext:value-type="float">
            <text:p>9.663367</text:p>
          </table:table-cell>
          <table:table-cell table:formula="of:=SUM([.I47:.L47])" office:value-type="float" office:value="63.315963003167" calcext:value-type="float">
            <text:p>63.3159630032</text:p>
          </table:table-cell>
        </table:table-row>
        <table:table-row table:style-name="ro1">
          <table:table-cell office:value-type="float" office:value="141.000530879999" calcext:value-type="float">
            <text:p>141.00053088</text:p>
          </table:table-cell>
          <table:table-cell office:value-type="float" office:value="8.906822" calcext:value-type="float">
            <text:p>8.906822</text:p>
          </table:table-cell>
          <table:table-cell office:value-type="float" office:value="9.966586" calcext:value-type="float">
            <text:p>9.966586</text:p>
          </table:table-cell>
          <table:table-cell office:value-type="float" office:value="8.314161" calcext:value-type="float">
            <text:p>8.314161</text:p>
          </table:table-cell>
          <table:table-cell office:value-type="float" office:value="9.785792" calcext:value-type="float">
            <text:p>9.785792</text:p>
          </table:table-cell>
          <table:table-cell table:formula="of:=SUM([.B48:.E48])" office:value-type="float" office:value="36.973361" calcext:value-type="float">
            <text:p>36.9733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352330776108" calcext:value-type="float">
            <text:p>42.3523307761</text:p>
          </table:table-cell>
          <table:table-cell office:value-type="float" office:value="9.966586" calcext:value-type="float">
            <text:p>9.966586</text:p>
          </table:table-cell>
          <table:table-cell office:value-type="float" office:value="8.314161" calcext:value-type="float">
            <text:p>8.314161</text:p>
          </table:table-cell>
          <table:table-cell office:value-type="float" office:value="9.785792" calcext:value-type="float">
            <text:p>9.785792</text:p>
          </table:table-cell>
          <table:table-cell table:formula="of:=SUM([.I48:.L48])" office:value-type="float" office:value="70.418869776108" calcext:value-type="float">
            <text:p>70.4188697761</text:p>
          </table:table-cell>
        </table:table-row>
        <table:table-row table:style-name="ro1">
          <table:table-cell office:value-type="float" office:value="144.000530879999" calcext:value-type="float">
            <text:p>144.00053088</text:p>
          </table:table-cell>
          <table:table-cell office:value-type="float" office:value="8.946016" calcext:value-type="float">
            <text:p>8.946016</text:p>
          </table:table-cell>
          <table:table-cell office:value-type="float" office:value="12.492582" calcext:value-type="float">
            <text:p>12.492582</text:p>
          </table:table-cell>
          <table:table-cell office:value-type="float" office:value="9.886012" calcext:value-type="float">
            <text:p>9.886012</text:p>
          </table:table-cell>
          <table:table-cell office:value-type="float" office:value="9.779263" calcext:value-type="float">
            <text:p>9.779263</text:p>
          </table:table-cell>
          <table:table-cell table:formula="of:=SUM([.B49:.E49])" office:value-type="float" office:value="41.103873" calcext:value-type="float">
            <text:p>41.1038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940239335187" calcext:value-type="float">
            <text:p>42.9402393352</text:p>
          </table:table-cell>
          <table:table-cell office:value-type="float" office:value="12.492582" calcext:value-type="float">
            <text:p>12.492582</text:p>
          </table:table-cell>
          <table:table-cell office:value-type="float" office:value="9.886012" calcext:value-type="float">
            <text:p>9.886012</text:p>
          </table:table-cell>
          <table:table-cell office:value-type="float" office:value="9.779263" calcext:value-type="float">
            <text:p>9.779263</text:p>
          </table:table-cell>
          <table:table-cell table:formula="of:=SUM([.I49:.L49])" office:value-type="float" office:value="75.098096335187" calcext:value-type="float">
            <text:p>75.0980963352</text:p>
          </table:table-cell>
        </table:table-row>
        <table:table-row table:style-name="ro1">
          <table:table-cell office:value-type="float" office:value="147.000530879999" calcext:value-type="float">
            <text:p>147.00053088</text:p>
          </table:table-cell>
          <table:table-cell office:value-type="float" office:value="9.019212" calcext:value-type="float">
            <text:p>9.019212</text:p>
          </table:table-cell>
          <table:table-cell office:value-type="float" office:value="10.830208" calcext:value-type="float">
            <text:p>10.830208</text:p>
          </table:table-cell>
          <table:table-cell office:value-type="float" office:value="10.52156" calcext:value-type="float">
            <text:p>10.52156</text:p>
          </table:table-cell>
          <table:table-cell office:value-type="float" office:value="9.441084" calcext:value-type="float">
            <text:p>9.441084</text:p>
          </table:table-cell>
          <table:table-cell table:formula="of:=SUM([.B50:.E50])" office:value-type="float" office:value="39.812064" calcext:value-type="float">
            <text:p>39.8120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.038175611576" calcext:value-type="float">
            <text:p>44.0381756116</text:p>
          </table:table-cell>
          <table:table-cell office:value-type="float" office:value="10.830208" calcext:value-type="float">
            <text:p>10.830208</text:p>
          </table:table-cell>
          <table:table-cell office:value-type="float" office:value="10.52156" calcext:value-type="float">
            <text:p>10.52156</text:p>
          </table:table-cell>
          <table:table-cell office:value-type="float" office:value="9.441084" calcext:value-type="float">
            <text:p>9.441084</text:p>
          </table:table-cell>
          <table:table-cell table:formula="of:=SUM([.I50:.L50])" office:value-type="float" office:value="74.831027611576" calcext:value-type="float">
            <text:p>74.8310276116</text:p>
          </table:table-cell>
        </table:table-row>
        <table:table-row table:style-name="ro1">
          <table:table-cell office:value-type="float" office:value="150.000530879999" calcext:value-type="float">
            <text:p>150.00053088</text:p>
          </table:table-cell>
          <table:table-cell office:value-type="float" office:value="8.907565" calcext:value-type="float">
            <text:p>8.907565</text:p>
          </table:table-cell>
          <table:table-cell office:value-type="float" office:value="10.173572" calcext:value-type="float">
            <text:p>10.173572</text:p>
          </table:table-cell>
          <table:table-cell office:value-type="float" office:value="11.015559" calcext:value-type="float">
            <text:p>11.015559</text:p>
          </table:table-cell>
          <table:table-cell office:value-type="float" office:value="12.276474" calcext:value-type="float">
            <text:p>12.276474</text:p>
          </table:table-cell>
          <table:table-cell table:formula="of:=SUM([.B51:.E51])" office:value-type="float" office:value="42.37317" calcext:value-type="float">
            <text:p>42.373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363480123218" calcext:value-type="float">
            <text:p>42.3634801232</text:p>
          </table:table-cell>
          <table:table-cell office:value-type="float" office:value="10.173572" calcext:value-type="float">
            <text:p>10.173572</text:p>
          </table:table-cell>
          <table:table-cell office:value-type="float" office:value="11.015559" calcext:value-type="float">
            <text:p>11.015559</text:p>
          </table:table-cell>
          <table:table-cell office:value-type="float" office:value="12.276474" calcext:value-type="float">
            <text:p>12.276474</text:p>
          </table:table-cell>
          <table:table-cell table:formula="of:=SUM([.I51:.L51])" office:value-type="float" office:value="75.829085123218" calcext:value-type="float">
            <text:p>75.8290851232</text:p>
          </table:table-cell>
        </table:table-row>
        <table:table-row table:style-name="ro1">
          <table:table-cell office:value-type="float" office:value="153.000581279994" calcext:value-type="float">
            <text:p>153.00058128</text:p>
          </table:table-cell>
          <table:table-cell office:value-type="float" office:value="8.842129" calcext:value-type="float">
            <text:p>8.842129</text:p>
          </table:table-cell>
          <table:table-cell office:value-type="float" office:value="10.067422" calcext:value-type="float">
            <text:p>10.067422</text:p>
          </table:table-cell>
          <table:table-cell office:value-type="float" office:value="12.02831" calcext:value-type="float">
            <text:p>12.02831</text:p>
          </table:table-cell>
          <table:table-cell office:value-type="float" office:value="10.075805" calcext:value-type="float">
            <text:p>10.075805</text:p>
          </table:table-cell>
          <table:table-cell table:formula="of:=SUM([.B52:.E52])" office:value-type="float" office:value="41.013666" calcext:value-type="float">
            <text:p>41.0136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381942403726" calcext:value-type="float">
            <text:p>41.3819424037</text:p>
          </table:table-cell>
          <table:table-cell office:value-type="float" office:value="10.067422" calcext:value-type="float">
            <text:p>10.067422</text:p>
          </table:table-cell>
          <table:table-cell office:value-type="float" office:value="12.02831" calcext:value-type="float">
            <text:p>12.02831</text:p>
          </table:table-cell>
          <table:table-cell office:value-type="float" office:value="10.075805" calcext:value-type="float">
            <text:p>10.075805</text:p>
          </table:table-cell>
          <table:table-cell table:formula="of:=SUM([.I52:.L52])" office:value-type="float" office:value="73.553479403726" calcext:value-type="float">
            <text:p>73.5534794037</text:p>
          </table:table-cell>
        </table:table-row>
        <table:table-row table:style-name="ro1">
          <table:table-cell office:value-type="float" office:value="156.00088839999" calcext:value-type="float">
            <text:p>156.0008884</text:p>
          </table:table-cell>
          <table:table-cell office:value-type="float" office:value="8.729552" calcext:value-type="float">
            <text:p>8.729552</text:p>
          </table:table-cell>
          <table:table-cell office:value-type="float" office:value="8.845945" calcext:value-type="float">
            <text:p>8.845945</text:p>
          </table:table-cell>
          <table:table-cell office:value-type="float" office:value="9.276891" calcext:value-type="float">
            <text:p>9.276891</text:p>
          </table:table-cell>
          <table:table-cell office:value-type="float" office:value="10.124325" calcext:value-type="float">
            <text:p>10.124325</text:p>
          </table:table-cell>
          <table:table-cell table:formula="of:=SUM([.B53:.E53])" office:value-type="float" office:value="36.976713" calcext:value-type="float">
            <text:p>36.97671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.693284425745" calcext:value-type="float">
            <text:p>39.6932844257</text:p>
          </table:table-cell>
          <table:table-cell office:value-type="float" office:value="8.845945" calcext:value-type="float">
            <text:p>8.845945</text:p>
          </table:table-cell>
          <table:table-cell office:value-type="float" office:value="9.276891" calcext:value-type="float">
            <text:p>9.276891</text:p>
          </table:table-cell>
          <table:table-cell office:value-type="float" office:value="10.124325" calcext:value-type="float">
            <text:p>10.124325</text:p>
          </table:table-cell>
          <table:table-cell table:formula="of:=SUM([.I53:.L53])" office:value-type="float" office:value="67.940445425745" calcext:value-type="float">
            <text:p>67.9404454257</text:p>
          </table:table-cell>
        </table:table-row>
        <table:table-row table:style-name="ro1">
          <table:table-cell office:value-type="float" office:value="159.000530879999" calcext:value-type="float">
            <text:p>159.00053088</text:p>
          </table:table-cell>
          <table:table-cell office:value-type="float" office:value="8.98291" calcext:value-type="float">
            <text:p>8.98291</text:p>
          </table:table-cell>
          <table:table-cell office:value-type="float" office:value="9.43691" calcext:value-type="float">
            <text:p>9.43691</text:p>
          </table:table-cell>
          <table:table-cell office:value-type="float" office:value="9.855462" calcext:value-type="float">
            <text:p>9.855462</text:p>
          </table:table-cell>
          <table:table-cell office:value-type="float" office:value="9.272557" calcext:value-type="float">
            <text:p>9.272557</text:p>
          </table:table-cell>
          <table:table-cell table:formula="of:=SUM([.B54:.E54])" office:value-type="float" office:value="37.547839" calcext:value-type="float">
            <text:p>37.54783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.493656299785" calcext:value-type="float">
            <text:p>43.4936562998</text:p>
          </table:table-cell>
          <table:table-cell office:value-type="float" office:value="9.43691" calcext:value-type="float">
            <text:p>9.43691</text:p>
          </table:table-cell>
          <table:table-cell office:value-type="float" office:value="9.855462" calcext:value-type="float">
            <text:p>9.855462</text:p>
          </table:table-cell>
          <table:table-cell office:value-type="float" office:value="9.272557" calcext:value-type="float">
            <text:p>9.272557</text:p>
          </table:table-cell>
          <table:table-cell table:formula="of:=SUM([.I54:.L54])" office:value-type="float" office:value="72.058585299785" calcext:value-type="float">
            <text:p>72.0585852998</text:p>
          </table:table-cell>
        </table:table-row>
        <table:table-row table:style-name="ro1">
          <table:table-cell office:value-type="float" office:value="162.000530879999" calcext:value-type="float">
            <text:p>162.00053088</text:p>
          </table:table-cell>
          <table:table-cell office:value-type="float" office:value="9.071744" calcext:value-type="float">
            <text:p>9.071744</text:p>
          </table:table-cell>
          <table:table-cell office:value-type="float" office:value="8.771987" calcext:value-type="float">
            <text:p>8.771987</text:p>
          </table:table-cell>
          <table:table-cell office:value-type="float" office:value="10.67322" calcext:value-type="float">
            <text:p>10.67322</text:p>
          </table:table-cell>
          <table:table-cell office:value-type="float" office:value="7.558045" calcext:value-type="float">
            <text:p>7.558045</text:p>
          </table:table-cell>
          <table:table-cell table:formula="of:=SUM([.B55:.E55])" office:value-type="float" office:value="36.074996" calcext:value-type="float">
            <text:p>36.0749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.826160865905" calcext:value-type="float">
            <text:p>44.8261608659</text:p>
          </table:table-cell>
          <table:table-cell office:value-type="float" office:value="8.771987" calcext:value-type="float">
            <text:p>8.771987</text:p>
          </table:table-cell>
          <table:table-cell office:value-type="float" office:value="10.67322" calcext:value-type="float">
            <text:p>10.67322</text:p>
          </table:table-cell>
          <table:table-cell office:value-type="float" office:value="7.558045" calcext:value-type="float">
            <text:p>7.558045</text:p>
          </table:table-cell>
          <table:table-cell table:formula="of:=SUM([.I55:.L55])" office:value-type="float" office:value="71.829412865905" calcext:value-type="float">
            <text:p>71.8294128659</text:p>
          </table:table-cell>
        </table:table-row>
        <table:table-row table:style-name="ro1">
          <table:table-cell office:value-type="float" office:value="165.000530879999" calcext:value-type="float">
            <text:p>165.00053088</text:p>
          </table:table-cell>
          <table:table-cell office:value-type="float" office:value="8.947851" calcext:value-type="float">
            <text:p>8.947851</text:p>
          </table:table-cell>
          <table:table-cell office:value-type="float" office:value="10.203702" calcext:value-type="float">
            <text:p>10.203702</text:p>
          </table:table-cell>
          <table:table-cell office:value-type="float" office:value="7.417513" calcext:value-type="float">
            <text:p>7.417513</text:p>
          </table:table-cell>
          <table:table-cell office:value-type="float" office:value="10.539328" calcext:value-type="float">
            <text:p>10.539328</text:p>
          </table:table-cell>
          <table:table-cell table:formula="of:=SUM([.B56:.E56])" office:value-type="float" office:value="37.108394" calcext:value-type="float">
            <text:p>37.1083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96775968509" calcext:value-type="float">
            <text:p>42.9677596851</text:p>
          </table:table-cell>
          <table:table-cell office:value-type="float" office:value="10.203702" calcext:value-type="float">
            <text:p>10.203702</text:p>
          </table:table-cell>
          <table:table-cell office:value-type="float" office:value="7.417513" calcext:value-type="float">
            <text:p>7.417513</text:p>
          </table:table-cell>
          <table:table-cell office:value-type="float" office:value="10.539328" calcext:value-type="float">
            <text:p>10.539328</text:p>
          </table:table-cell>
          <table:table-cell table:formula="of:=SUM([.I56:.L56])" office:value-type="float" office:value="71.12830268509" calcext:value-type="float">
            <text:p>71.1283026851</text:p>
          </table:table-cell>
        </table:table-row>
        <table:table-row table:style-name="ro1">
          <table:table-cell office:value-type="float" office:value="168.000530879999" calcext:value-type="float">
            <text:p>168.00053088</text:p>
          </table:table-cell>
          <table:table-cell office:value-type="float" office:value="8.900267" calcext:value-type="float">
            <text:p>8.900267</text:p>
          </table:table-cell>
          <table:table-cell office:value-type="float" office:value="10.87674" calcext:value-type="float">
            <text:p>10.87674</text:p>
          </table:table-cell>
          <table:table-cell office:value-type="float" office:value="10.589901" calcext:value-type="float">
            <text:p>10.589901</text:p>
          </table:table-cell>
          <table:table-cell office:value-type="float" office:value="10.125665" calcext:value-type="float">
            <text:p>10.125665</text:p>
          </table:table-cell>
          <table:table-cell table:formula="of:=SUM([.B57:.E57])" office:value-type="float" office:value="40.492573" calcext:value-type="float">
            <text:p>40.4925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254002770041" calcext:value-type="float">
            <text:p>42.25400277</text:p>
          </table:table-cell>
          <table:table-cell office:value-type="float" office:value="10.87674" calcext:value-type="float">
            <text:p>10.87674</text:p>
          </table:table-cell>
          <table:table-cell office:value-type="float" office:value="10.589901" calcext:value-type="float">
            <text:p>10.589901</text:p>
          </table:table-cell>
          <table:table-cell office:value-type="float" office:value="10.125665" calcext:value-type="float">
            <text:p>10.125665</text:p>
          </table:table-cell>
          <table:table-cell table:formula="of:=SUM([.I57:.L57])" office:value-type="float" office:value="73.846308770041" calcext:value-type="float">
            <text:p>73.84630877</text:p>
          </table:table-cell>
        </table:table-row>
        <table:table-row table:style-name="ro1">
          <table:table-cell office:value-type="float" office:value="171.000530879999" calcext:value-type="float">
            <text:p>171.00053088</text:p>
          </table:table-cell>
          <table:table-cell office:value-type="float" office:value="8.496126" calcext:value-type="float">
            <text:p>8.496126</text:p>
          </table:table-cell>
          <table:table-cell office:value-type="float" office:value="10.299035" calcext:value-type="float">
            <text:p>10.299035</text:p>
          </table:table-cell>
          <table:table-cell office:value-type="float" office:value="9.399167" calcext:value-type="float">
            <text:p>9.399167</text:p>
          </table:table-cell>
          <table:table-cell office:value-type="float" office:value="12.296814" calcext:value-type="float">
            <text:p>12.296814</text:p>
          </table:table-cell>
          <table:table-cell table:formula="of:=SUM([.B58:.E58])" office:value-type="float" office:value="40.491142" calcext:value-type="float">
            <text:p>40.4911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.191886381629" calcext:value-type="float">
            <text:p>36.1918863816</text:p>
          </table:table-cell>
          <table:table-cell office:value-type="float" office:value="10.299035" calcext:value-type="float">
            <text:p>10.299035</text:p>
          </table:table-cell>
          <table:table-cell office:value-type="float" office:value="9.399167" calcext:value-type="float">
            <text:p>9.399167</text:p>
          </table:table-cell>
          <table:table-cell office:value-type="float" office:value="12.296814" calcext:value-type="float">
            <text:p>12.296814</text:p>
          </table:table-cell>
          <table:table-cell table:formula="of:=SUM([.I58:.L58])" office:value-type="float" office:value="68.186902381629" calcext:value-type="float">
            <text:p>68.1869023816</text:p>
          </table:table-cell>
        </table:table-row>
        <table:table-row table:style-name="ro1">
          <table:table-cell office:value-type="float" office:value="174.000530879999" calcext:value-type="float">
            <text:p>174.00053088</text:p>
          </table:table-cell>
          <table:table-cell office:value-type="float" office:value="8.711481" calcext:value-type="float">
            <text:p>8.711481</text:p>
          </table:table-cell>
          <table:table-cell office:value-type="float" office:value="9.810496" calcext:value-type="float">
            <text:p>9.810496</text:p>
          </table:table-cell>
          <table:table-cell office:value-type="float" office:value="10.656187" calcext:value-type="float">
            <text:p>10.656187</text:p>
          </table:table-cell>
          <table:table-cell office:value-type="float" office:value="8.67315" calcext:value-type="float">
            <text:p>8.67315</text:p>
          </table:table-cell>
          <table:table-cell table:formula="of:=SUM([.B59:.E59])" office:value-type="float" office:value="37.851314" calcext:value-type="float">
            <text:p>37.8513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.422219223528" calcext:value-type="float">
            <text:p>39.4222192235</text:p>
          </table:table-cell>
          <table:table-cell office:value-type="float" office:value="9.810496" calcext:value-type="float">
            <text:p>9.810496</text:p>
          </table:table-cell>
          <table:table-cell office:value-type="float" office:value="10.656187" calcext:value-type="float">
            <text:p>10.656187</text:p>
          </table:table-cell>
          <table:table-cell office:value-type="float" office:value="8.67315" calcext:value-type="float">
            <text:p>8.67315</text:p>
          </table:table-cell>
          <table:table-cell table:formula="of:=SUM([.I59:.L59])" office:value-type="float" office:value="68.562052223528" calcext:value-type="float">
            <text:p>68.5620522235</text:p>
          </table:table-cell>
        </table:table-row>
        <table:table-row table:style-name="ro1">
          <table:table-cell office:value-type="float" office:value="177.000530879999" calcext:value-type="float">
            <text:p>177.00053088</text:p>
          </table:table-cell>
          <table:table-cell office:value-type="float" office:value="8.9366" calcext:value-type="float">
            <text:p>8.9366</text:p>
          </table:table-cell>
          <table:table-cell office:value-type="float" office:value="9.303307" calcext:value-type="float">
            <text:p>9.303307</text:p>
          </table:table-cell>
          <table:table-cell office:value-type="float" office:value="11.219433" calcext:value-type="float">
            <text:p>11.219433</text:p>
          </table:table-cell>
          <table:table-cell office:value-type="float" office:value="9.83976" calcext:value-type="float">
            <text:p>9.83976</text:p>
          </table:table-cell>
          <table:table-cell table:formula="of:=SUM([.B60:.E60])" office:value-type="float" office:value="39.2991" calcext:value-type="float">
            <text:p>39.29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798994308854" calcext:value-type="float">
            <text:p>42.7989943089</text:p>
          </table:table-cell>
          <table:table-cell office:value-type="float" office:value="9.303307" calcext:value-type="float">
            <text:p>9.303307</text:p>
          </table:table-cell>
          <table:table-cell office:value-type="float" office:value="11.219433" calcext:value-type="float">
            <text:p>11.219433</text:p>
          </table:table-cell>
          <table:table-cell office:value-type="float" office:value="9.83976" calcext:value-type="float">
            <text:p>9.83976</text:p>
          </table:table-cell>
          <table:table-cell table:formula="of:=SUM([.I60:.L60])" office:value-type="float" office:value="73.161494308854" calcext:value-type="float">
            <text:p>73.1614943089</text:p>
          </table:table-cell>
        </table:table-row>
        <table:table-row table:style-name="ro1">
          <table:table-cell office:value-type="float" office:value="180.000530879999" calcext:value-type="float">
            <text:p>180.00053088</text:p>
          </table:table-cell>
          <table:table-cell office:value-type="float" office:value="8.520487" calcext:value-type="float">
            <text:p>8.520487</text:p>
          </table:table-cell>
          <table:table-cell office:value-type="float" office:value="8.915891" calcext:value-type="float">
            <text:p>8.915891</text:p>
          </table:table-cell>
          <table:table-cell office:value-type="float" office:value="8.178096" calcext:value-type="float">
            <text:p>8.178096</text:p>
          </table:table-cell>
          <table:table-cell office:value-type="float" office:value="11.044956" calcext:value-type="float">
            <text:p>11.044956</text:p>
          </table:table-cell>
          <table:table-cell table:formula="of:=SUM([.B61:.E61])" office:value-type="float" office:value="36.65943" calcext:value-type="float">
            <text:p>36.659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.557299352572" calcext:value-type="float">
            <text:p>36.5572993526</text:p>
          </table:table-cell>
          <table:table-cell office:value-type="float" office:value="8.915891" calcext:value-type="float">
            <text:p>8.915891</text:p>
          </table:table-cell>
          <table:table-cell office:value-type="float" office:value="8.178096" calcext:value-type="float">
            <text:p>8.178096</text:p>
          </table:table-cell>
          <table:table-cell office:value-type="float" office:value="11.044956" calcext:value-type="float">
            <text:p>11.044956</text:p>
          </table:table-cell>
          <table:table-cell table:formula="of:=SUM([.I61:.L61])" office:value-type="float" office:value="64.696242352572" calcext:value-type="float">
            <text:p>64.6962423526</text:p>
          </table:table-cell>
        </table:table-row>
        <table:table-row table:style-name="ro1">
          <table:table-cell office:value-type="float" office:value="183.000530879999" calcext:value-type="float">
            <text:p>183.00053088</text:p>
          </table:table-cell>
          <table:table-cell office:value-type="float" office:value="9.16872" calcext:value-type="float">
            <text:p>9.16872</text:p>
          </table:table-cell>
          <table:table-cell office:value-type="float" office:value="8.689033" calcext:value-type="float">
            <text:p>8.689033</text:p>
          </table:table-cell>
          <table:table-cell office:value-type="float" office:value="11.31927" calcext:value-type="float">
            <text:p>11.31927</text:p>
          </table:table-cell>
          <table:table-cell office:value-type="float" office:value="12.247492" calcext:value-type="float">
            <text:p>12.247492</text:p>
          </table:table-cell>
          <table:table-cell table:formula="of:=SUM([.B62:.E62])" office:value-type="float" office:value="41.424515" calcext:value-type="float">
            <text:p>41.4245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6.280803992197" calcext:value-type="float">
            <text:p>46.2808039922</text:p>
          </table:table-cell>
          <table:table-cell office:value-type="float" office:value="8.689033" calcext:value-type="float">
            <text:p>8.689033</text:p>
          </table:table-cell>
          <table:table-cell office:value-type="float" office:value="11.31927" calcext:value-type="float">
            <text:p>11.31927</text:p>
          </table:table-cell>
          <table:table-cell office:value-type="float" office:value="12.247492" calcext:value-type="float">
            <text:p>12.247492</text:p>
          </table:table-cell>
          <table:table-cell table:formula="of:=SUM([.I62:.L62])" office:value-type="float" office:value="78.536598992197" calcext:value-type="float">
            <text:p>78.5365989922</text:p>
          </table:table-cell>
        </table:table-row>
        <table:table-row table:style-name="ro1">
          <table:table-cell office:value-type="float" office:value="186.000662559995" calcext:value-type="float">
            <text:p>186.00066256</text:p>
          </table:table-cell>
          <table:table-cell office:value-type="float" office:value="8.766886" calcext:value-type="float">
            <text:p>8.766886</text:p>
          </table:table-cell>
          <table:table-cell office:value-type="float" office:value="9.362426" calcext:value-type="float">
            <text:p>9.362426</text:p>
          </table:table-cell>
          <table:table-cell office:value-type="float" office:value="8.756871" calcext:value-type="float">
            <text:p>8.756871</text:p>
          </table:table-cell>
          <table:table-cell office:value-type="float" office:value="11.00399" calcext:value-type="float">
            <text:p>11.00399</text:p>
          </table:table-cell>
          <table:table-cell table:formula="of:=SUM([.B63:.E63])" office:value-type="float" office:value="37.890173" calcext:value-type="float">
            <text:p>37.8901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253291043521" calcext:value-type="float">
            <text:p>40.2532910435</text:p>
          </table:table-cell>
          <table:table-cell office:value-type="float" office:value="9.362426" calcext:value-type="float">
            <text:p>9.362426</text:p>
          </table:table-cell>
          <table:table-cell office:value-type="float" office:value="8.756871" calcext:value-type="float">
            <text:p>8.756871</text:p>
          </table:table-cell>
          <table:table-cell office:value-type="float" office:value="11.00399" calcext:value-type="float">
            <text:p>11.00399</text:p>
          </table:table-cell>
          <table:table-cell table:formula="of:=SUM([.I63:.L63])" office:value-type="float" office:value="69.376578043521" calcext:value-type="float">
            <text:p>69.3765780435</text:p>
          </table:table-cell>
        </table:table-row>
        <table:table-row table:style-name="ro1">
          <table:table-cell office:value-type="float" office:value="189.000672159997" calcext:value-type="float">
            <text:p>189.00067216</text:p>
          </table:table-cell>
          <table:table-cell office:value-type="float" office:value="8.521756" calcext:value-type="float">
            <text:p>8.521756</text:p>
          </table:table-cell>
          <table:table-cell office:value-type="float" office:value="8.87856" calcext:value-type="float">
            <text:p>8.87856</text:p>
          </table:table-cell>
          <table:table-cell office:value-type="float" office:value="10.537274" calcext:value-type="float">
            <text:p>10.537274</text:p>
          </table:table-cell>
          <table:table-cell office:value-type="float" office:value="9.296138" calcext:value-type="float">
            <text:p>9.296138</text:p>
          </table:table-cell>
          <table:table-cell table:formula="of:=SUM([.B64:.E64])" office:value-type="float" office:value="37.233728" calcext:value-type="float">
            <text:p>37.2337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.576343692324" calcext:value-type="float">
            <text:p>36.5763436923</text:p>
          </table:table-cell>
          <table:table-cell office:value-type="float" office:value="8.87856" calcext:value-type="float">
            <text:p>8.87856</text:p>
          </table:table-cell>
          <table:table-cell office:value-type="float" office:value="10.537274" calcext:value-type="float">
            <text:p>10.537274</text:p>
          </table:table-cell>
          <table:table-cell office:value-type="float" office:value="9.296138" calcext:value-type="float">
            <text:p>9.296138</text:p>
          </table:table-cell>
          <table:table-cell table:formula="of:=SUM([.I64:.L64])" office:value-type="float" office:value="65.288315692324" calcext:value-type="float">
            <text:p>65.2883156923</text:p>
          </table:table-cell>
        </table:table-row>
        <table:table-row table:style-name="ro1">
          <table:table-cell office:value-type="float" office:value="192.000530879999" calcext:value-type="float">
            <text:p>192.00053088</text:p>
          </table:table-cell>
          <table:table-cell office:value-type="float" office:value="8.813305" calcext:value-type="float">
            <text:p>8.813305</text:p>
          </table:table-cell>
          <table:table-cell office:value-type="float" office:value="8.900935" calcext:value-type="float">
            <text:p>8.900935</text:p>
          </table:table-cell>
          <table:table-cell office:value-type="float" office:value="11.65176" calcext:value-type="float">
            <text:p>11.65176</text:p>
          </table:table-cell>
          <table:table-cell office:value-type="float" office:value="10.468551" calcext:value-type="float">
            <text:p>10.468551</text:p>
          </table:table-cell>
          <table:table-cell table:formula="of:=SUM([.B65:.E65])" office:value-type="float" office:value="39.834551" calcext:value-type="float">
            <text:p>39.8345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949577056739" calcext:value-type="float">
            <text:p>40.9495770567</text:p>
          </table:table-cell>
          <table:table-cell office:value-type="float" office:value="8.900935" calcext:value-type="float">
            <text:p>8.900935</text:p>
          </table:table-cell>
          <table:table-cell office:value-type="float" office:value="11.65176" calcext:value-type="float">
            <text:p>11.65176</text:p>
          </table:table-cell>
          <table:table-cell office:value-type="float" office:value="10.468551" calcext:value-type="float">
            <text:p>10.468551</text:p>
          </table:table-cell>
          <table:table-cell table:formula="of:=SUM([.I65:.L65])" office:value-type="float" office:value="71.970823056739" calcext:value-type="float">
            <text:p>71.9708230567</text:p>
          </table:table-cell>
        </table:table-row>
        <table:table-row table:style-name="ro1">
          <table:table-cell office:value-type="float" office:value="195.000530879999" calcext:value-type="float">
            <text:p>195.00053088</text:p>
          </table:table-cell>
          <table:table-cell office:value-type="float" office:value="9.213012" calcext:value-type="float">
            <text:p>9.213012</text:p>
          </table:table-cell>
          <table:table-cell office:value-type="float" office:value="9.445828" calcext:value-type="float">
            <text:p>9.445828</text:p>
          </table:table-cell>
          <table:table-cell office:value-type="float" office:value="9.309155" calcext:value-type="float">
            <text:p>9.309155</text:p>
          </table:table-cell>
          <table:table-cell office:value-type="float" office:value="10.965871" calcext:value-type="float">
            <text:p>10.965871</text:p>
          </table:table-cell>
          <table:table-cell table:formula="of:=SUM([.B66:.E66])" office:value-type="float" office:value="38.933866" calcext:value-type="float">
            <text:p>38.9338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6.945182542613" calcext:value-type="float">
            <text:p>46.9451825426</text:p>
          </table:table-cell>
          <table:table-cell office:value-type="float" office:value="9.445828" calcext:value-type="float">
            <text:p>9.445828</text:p>
          </table:table-cell>
          <table:table-cell office:value-type="float" office:value="9.309155" calcext:value-type="float">
            <text:p>9.309155</text:p>
          </table:table-cell>
          <table:table-cell office:value-type="float" office:value="10.965871" calcext:value-type="float">
            <text:p>10.965871</text:p>
          </table:table-cell>
          <table:table-cell table:formula="of:=SUM([.I66:.L66])" office:value-type="float" office:value="76.666036542613" calcext:value-type="float">
            <text:p>76.6660365426</text:p>
          </table:table-cell>
        </table:table-row>
        <table:table-row table:style-name="ro1">
          <table:table-cell office:value-type="float" office:value="198.000530879999" calcext:value-type="float">
            <text:p>198.00053088</text:p>
          </table:table-cell>
          <table:table-cell office:value-type="float" office:value="8.86612" calcext:value-type="float">
            <text:p>8.86612</text:p>
          </table:table-cell>
          <table:table-cell office:value-type="float" office:value="9.100418" calcext:value-type="float">
            <text:p>9.100418</text:p>
          </table:table-cell>
          <table:table-cell office:value-type="float" office:value="11.66911" calcext:value-type="float">
            <text:p>11.66911</text:p>
          </table:table-cell>
          <table:table-cell office:value-type="float" office:value="11.148877" calcext:value-type="float">
            <text:p>11.148877</text:p>
          </table:table-cell>
          <table:table-cell table:formula="of:=SUM([.B67:.E67])" office:value-type="float" office:value="40.784525" calcext:value-type="float">
            <text:p>40.7845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741802088484" calcext:value-type="float">
            <text:p>41.7418020885</text:p>
          </table:table-cell>
          <table:table-cell office:value-type="float" office:value="9.100418" calcext:value-type="float">
            <text:p>9.100418</text:p>
          </table:table-cell>
          <table:table-cell office:value-type="float" office:value="11.66911" calcext:value-type="float">
            <text:p>11.66911</text:p>
          </table:table-cell>
          <table:table-cell office:value-type="float" office:value="11.148877" calcext:value-type="float">
            <text:p>11.148877</text:p>
          </table:table-cell>
          <table:table-cell table:formula="of:=SUM([.I67:.L67])" office:value-type="float" office:value="73.660207088484" calcext:value-type="float">
            <text:p>73.6602070885</text:p>
          </table:table-cell>
        </table:table-row>
        <table:table-row table:style-name="ro1">
          <table:table-cell office:value-type="float" office:value="201.000530879999" calcext:value-type="float">
            <text:p>201.00053088</text:p>
          </table:table-cell>
          <table:table-cell office:value-type="float" office:value="8.984143" calcext:value-type="float">
            <text:p>8.984143</text:p>
          </table:table-cell>
          <table:table-cell office:value-type="float" office:value="9.842557" calcext:value-type="float">
            <text:p>9.842557</text:p>
          </table:table-cell>
          <table:table-cell office:value-type="float" office:value="9.347955" calcext:value-type="float">
            <text:p>9.347955</text:p>
          </table:table-cell>
          <table:table-cell office:value-type="float" office:value="8.079616" calcext:value-type="float">
            <text:p>8.079616</text:p>
          </table:table-cell>
          <table:table-cell table:formula="of:=SUM([.B68:.E68])" office:value-type="float" office:value="36.254271" calcext:value-type="float">
            <text:p>36.25427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.51214742599" calcext:value-type="float">
            <text:p>43.512147426</text:p>
          </table:table-cell>
          <table:table-cell office:value-type="float" office:value="9.842557" calcext:value-type="float">
            <text:p>9.842557</text:p>
          </table:table-cell>
          <table:table-cell office:value-type="float" office:value="9.347955" calcext:value-type="float">
            <text:p>9.347955</text:p>
          </table:table-cell>
          <table:table-cell office:value-type="float" office:value="8.079616" calcext:value-type="float">
            <text:p>8.079616</text:p>
          </table:table-cell>
          <table:table-cell table:formula="of:=SUM([.I68:.L68])" office:value-type="float" office:value="70.78227542599" calcext:value-type="float">
            <text:p>70.782275426</text:p>
          </table:table-cell>
        </table:table-row>
        <table:table-row table:style-name="ro1">
          <table:table-cell office:value-type="float" office:value="204.000530879999" calcext:value-type="float">
            <text:p>204.00053088</text:p>
          </table:table-cell>
          <table:table-cell office:value-type="float" office:value="9.129381" calcext:value-type="float">
            <text:p>9.129381</text:p>
          </table:table-cell>
          <table:table-cell office:value-type="float" office:value="12.409285" calcext:value-type="float">
            <text:p>12.409285</text:p>
          </table:table-cell>
          <table:table-cell office:value-type="float" office:value="12.178647" calcext:value-type="float">
            <text:p>12.178647</text:p>
          </table:table-cell>
          <table:table-cell office:value-type="float" office:value="9.449958" calcext:value-type="float">
            <text:p>9.449958</text:p>
          </table:table-cell>
          <table:table-cell table:formula="of:=SUM([.B69:.E69])" office:value-type="float" office:value="43.167271" calcext:value-type="float">
            <text:p>43.16727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.690710088487" calcext:value-type="float">
            <text:p>45.6907100885</text:p>
          </table:table-cell>
          <table:table-cell office:value-type="float" office:value="12.409285" calcext:value-type="float">
            <text:p>12.409285</text:p>
          </table:table-cell>
          <table:table-cell office:value-type="float" office:value="12.178647" calcext:value-type="float">
            <text:p>12.178647</text:p>
          </table:table-cell>
          <table:table-cell office:value-type="float" office:value="9.449958" calcext:value-type="float">
            <text:p>9.449958</text:p>
          </table:table-cell>
          <table:table-cell table:formula="of:=SUM([.I69:.L69])" office:value-type="float" office:value="79.728600088487" calcext:value-type="float">
            <text:p>79.7286000885</text:p>
          </table:table-cell>
        </table:table-row>
        <table:table-row table:style-name="ro1">
          <table:table-cell office:value-type="float" office:value="207.000530879999" calcext:value-type="float">
            <text:p>207.00053088</text:p>
          </table:table-cell>
          <table:table-cell office:value-type="float" office:value="8.583693" calcext:value-type="float">
            <text:p>8.583693</text:p>
          </table:table-cell>
          <table:table-cell office:value-type="float" office:value="11.775971" calcext:value-type="float">
            <text:p>11.775971</text:p>
          </table:table-cell>
          <table:table-cell office:value-type="float" office:value="10.156041" calcext:value-type="float">
            <text:p>10.156041</text:p>
          </table:table-cell>
          <table:table-cell office:value-type="float" office:value="10.876207" calcext:value-type="float">
            <text:p>10.876207</text:p>
          </table:table-cell>
          <table:table-cell table:formula="of:=SUM([.B70:.E70])" office:value-type="float" office:value="41.391912" calcext:value-type="float">
            <text:p>41.3919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.505388956176" calcext:value-type="float">
            <text:p>37.5053889562</text:p>
          </table:table-cell>
          <table:table-cell office:value-type="float" office:value="11.775971" calcext:value-type="float">
            <text:p>11.775971</text:p>
          </table:table-cell>
          <table:table-cell office:value-type="float" office:value="10.156041" calcext:value-type="float">
            <text:p>10.156041</text:p>
          </table:table-cell>
          <table:table-cell office:value-type="float" office:value="10.876207" calcext:value-type="float">
            <text:p>10.876207</text:p>
          </table:table-cell>
          <table:table-cell table:formula="of:=SUM([.I70:.L70])" office:value-type="float" office:value="70.313607956176" calcext:value-type="float">
            <text:p>70.3136079562</text:p>
          </table:table-cell>
        </table:table-row>
        <table:table-row table:style-name="ro1">
          <table:table-cell office:value-type="float" office:value="210.000530879999" calcext:value-type="float">
            <text:p>210.00053088</text:p>
          </table:table-cell>
          <table:table-cell office:value-type="float" office:value="8.809117" calcext:value-type="float">
            <text:p>8.809117</text:p>
          </table:table-cell>
          <table:table-cell office:value-type="float" office:value="9.487229" calcext:value-type="float">
            <text:p>9.487229</text:p>
          </table:table-cell>
          <table:table-cell office:value-type="float" office:value="11.356273" calcext:value-type="float">
            <text:p>11.356273</text:p>
          </table:table-cell>
          <table:table-cell office:value-type="float" office:value="10.816187" calcext:value-type="float">
            <text:p>10.816187</text:p>
          </table:table-cell>
          <table:table-cell table:formula="of:=SUM([.B71:.E71])" office:value-type="float" office:value="40.468806" calcext:value-type="float">
            <text:p>40.4688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886749663041" calcext:value-type="float">
            <text:p>40.886749663</text:p>
          </table:table-cell>
          <table:table-cell office:value-type="float" office:value="9.487229" calcext:value-type="float">
            <text:p>9.487229</text:p>
          </table:table-cell>
          <table:table-cell office:value-type="float" office:value="11.356273" calcext:value-type="float">
            <text:p>11.356273</text:p>
          </table:table-cell>
          <table:table-cell office:value-type="float" office:value="10.816187" calcext:value-type="float">
            <text:p>10.816187</text:p>
          </table:table-cell>
          <table:table-cell table:formula="of:=SUM([.I71:.L71])" office:value-type="float" office:value="72.546438663041" calcext:value-type="float">
            <text:p>72.546438663</text:p>
          </table:table-cell>
        </table:table-row>
        <table:table-row table:style-name="ro1">
          <table:table-cell office:value-type="float" office:value="213.000530879999" calcext:value-type="float">
            <text:p>213.00053088</text:p>
          </table:table-cell>
          <table:table-cell office:value-type="float" office:value="8.657591" calcext:value-type="float">
            <text:p>8.657591</text:p>
          </table:table-cell>
          <table:table-cell office:value-type="float" office:value="8.7677" calcext:value-type="float">
            <text:p>8.7677</text:p>
          </table:table-cell>
          <table:table-cell office:value-type="float" office:value="6.068614" calcext:value-type="float">
            <text:p>6.068614</text:p>
          </table:table-cell>
          <table:table-cell office:value-type="float" office:value="8.734131" calcext:value-type="float">
            <text:p>8.734131</text:p>
          </table:table-cell>
          <table:table-cell table:formula="of:=SUM([.B72:.E72])" office:value-type="float" office:value="32.228036" calcext:value-type="float">
            <text:p>32.2280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.613863967684" calcext:value-type="float">
            <text:p>38.6138639677</text:p>
          </table:table-cell>
          <table:table-cell office:value-type="float" office:value="8.7677" calcext:value-type="float">
            <text:p>8.7677</text:p>
          </table:table-cell>
          <table:table-cell office:value-type="float" office:value="6.068614" calcext:value-type="float">
            <text:p>6.068614</text:p>
          </table:table-cell>
          <table:table-cell office:value-type="float" office:value="8.734131" calcext:value-type="float">
            <text:p>8.734131</text:p>
          </table:table-cell>
          <table:table-cell table:formula="of:=SUM([.I72:.L72])" office:value-type="float" office:value="62.184308967684" calcext:value-type="float">
            <text:p>62.1843089677</text:p>
          </table:table-cell>
        </table:table-row>
        <table:table-row table:style-name="ro1">
          <table:table-cell office:value-type="float" office:value="216.000678239996" calcext:value-type="float">
            <text:p>216.00067824</text:p>
          </table:table-cell>
          <table:table-cell office:value-type="float" office:value="8.754601" calcext:value-type="float">
            <text:p>8.754601</text:p>
          </table:table-cell>
          <table:table-cell office:value-type="float" office:value="9.268211" calcext:value-type="float">
            <text:p>9.268211</text:p>
          </table:table-cell>
          <table:table-cell office:value-type="float" office:value="8.457394" calcext:value-type="float">
            <text:p>8.457394</text:p>
          </table:table-cell>
          <table:table-cell office:value-type="float" office:value="9.424013" calcext:value-type="float">
            <text:p>9.424013</text:p>
          </table:table-cell>
          <table:table-cell table:formula="of:=SUM([.B73:.E73])" office:value-type="float" office:value="35.904219" calcext:value-type="float">
            <text:p>35.9042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069013641119" calcext:value-type="float">
            <text:p>40.0690136411</text:p>
          </table:table-cell>
          <table:table-cell office:value-type="float" office:value="9.268211" calcext:value-type="float">
            <text:p>9.268211</text:p>
          </table:table-cell>
          <table:table-cell office:value-type="float" office:value="8.457394" calcext:value-type="float">
            <text:p>8.457394</text:p>
          </table:table-cell>
          <table:table-cell office:value-type="float" office:value="9.424013" calcext:value-type="float">
            <text:p>9.424013</text:p>
          </table:table-cell>
          <table:table-cell table:formula="of:=SUM([.I73:.L73])" office:value-type="float" office:value="67.218631641119" calcext:value-type="float">
            <text:p>67.2186316411</text:p>
          </table:table-cell>
        </table:table-row>
        <table:table-row table:style-name="ro1">
          <table:table-cell office:value-type="float" office:value="219.000867919991" calcext:value-type="float">
            <text:p>219.00086792</text:p>
          </table:table-cell>
          <table:table-cell office:value-type="float" office:value="8.704014" calcext:value-type="float">
            <text:p>8.704014</text:p>
          </table:table-cell>
          <table:table-cell office:value-type="float" office:value="9.855015" calcext:value-type="float">
            <text:p>9.855015</text:p>
          </table:table-cell>
          <table:table-cell office:value-type="float" office:value="10.404359" calcext:value-type="float">
            <text:p>10.404359</text:p>
          </table:table-cell>
          <table:table-cell office:value-type="float" office:value="10.565553" calcext:value-type="float">
            <text:p>10.565553</text:p>
          </table:table-cell>
          <table:table-cell table:formula="of:=SUM([.B74:.E74])" office:value-type="float" office:value="39.528941" calcext:value-type="float">
            <text:p>39.52894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.310206231225" calcext:value-type="float">
            <text:p>39.3102062312</text:p>
          </table:table-cell>
          <table:table-cell office:value-type="float" office:value="9.855015" calcext:value-type="float">
            <text:p>9.855015</text:p>
          </table:table-cell>
          <table:table-cell office:value-type="float" office:value="10.404359" calcext:value-type="float">
            <text:p>10.404359</text:p>
          </table:table-cell>
          <table:table-cell office:value-type="float" office:value="10.565553" calcext:value-type="float">
            <text:p>10.565553</text:p>
          </table:table-cell>
          <table:table-cell table:formula="of:=SUM([.I74:.L74])" office:value-type="float" office:value="70.135133231225" calcext:value-type="float">
            <text:p>70.1351332312</text:p>
          </table:table-cell>
        </table:table-row>
        <table:table-row table:style-name="ro1">
          <table:table-cell office:value-type="float" office:value="222.000530879999" calcext:value-type="float">
            <text:p>222.00053088</text:p>
          </table:table-cell>
          <table:table-cell office:value-type="float" office:value="8.853119" calcext:value-type="float">
            <text:p>8.853119</text:p>
          </table:table-cell>
          <table:table-cell office:value-type="float" office:value="9.791593" calcext:value-type="float">
            <text:p>9.791593</text:p>
          </table:table-cell>
          <table:table-cell office:value-type="float" office:value="9.323241" calcext:value-type="float">
            <text:p>9.323241</text:p>
          </table:table-cell>
          <table:table-cell office:value-type="float" office:value="10.53317" calcext:value-type="float">
            <text:p>10.53317</text:p>
          </table:table-cell>
          <table:table-cell table:formula="of:=SUM([.B75:.E75])" office:value-type="float" office:value="38.501123" calcext:value-type="float">
            <text:p>38.50112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54679081412" calcext:value-type="float">
            <text:p>41.5467908141</text:p>
          </table:table-cell>
          <table:table-cell office:value-type="float" office:value="9.791593" calcext:value-type="float">
            <text:p>9.791593</text:p>
          </table:table-cell>
          <table:table-cell office:value-type="float" office:value="9.323241" calcext:value-type="float">
            <text:p>9.323241</text:p>
          </table:table-cell>
          <table:table-cell office:value-type="float" office:value="10.53317" calcext:value-type="float">
            <text:p>10.53317</text:p>
          </table:table-cell>
          <table:table-cell table:formula="of:=SUM([.I75:.L75])" office:value-type="float" office:value="71.19479481412" calcext:value-type="float">
            <text:p>71.1947948141</text:p>
          </table:table-cell>
        </table:table-row>
        <table:table-row table:style-name="ro1">
          <table:table-cell office:value-type="float" office:value="225.000530879999" calcext:value-type="float">
            <text:p>225.00053088</text:p>
          </table:table-cell>
          <table:table-cell office:value-type="float" office:value="8.819474" calcext:value-type="float">
            <text:p>8.819474</text:p>
          </table:table-cell>
          <table:table-cell office:value-type="float" office:value="10.366648" calcext:value-type="float">
            <text:p>10.366648</text:p>
          </table:table-cell>
          <table:table-cell office:value-type="float" office:value="9.095127" calcext:value-type="float">
            <text:p>9.095127</text:p>
          </table:table-cell>
          <table:table-cell office:value-type="float" office:value="10.298725" calcext:value-type="float">
            <text:p>10.298725</text:p>
          </table:table-cell>
          <table:table-cell table:formula="of:=SUM([.B76:.E76])" office:value-type="float" office:value="38.579974" calcext:value-type="float">
            <text:p>38.5799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042114486786" calcext:value-type="float">
            <text:p>41.0421144868</text:p>
          </table:table-cell>
          <table:table-cell office:value-type="float" office:value="10.366648" calcext:value-type="float">
            <text:p>10.366648</text:p>
          </table:table-cell>
          <table:table-cell office:value-type="float" office:value="9.095127" calcext:value-type="float">
            <text:p>9.095127</text:p>
          </table:table-cell>
          <table:table-cell office:value-type="float" office:value="10.298725" calcext:value-type="float">
            <text:p>10.298725</text:p>
          </table:table-cell>
          <table:table-cell table:formula="of:=SUM([.I76:.L76])" office:value-type="float" office:value="70.802614486786" calcext:value-type="float">
            <text:p>70.8026144868</text:p>
          </table:table-cell>
        </table:table-row>
        <table:table-row table:style-name="ro1">
          <table:table-cell office:value-type="float" office:value="228.000530879999" calcext:value-type="float">
            <text:p>228.00053088</text:p>
          </table:table-cell>
          <table:table-cell office:value-type="float" office:value="8.648119" calcext:value-type="float">
            <text:p>8.648119</text:p>
          </table:table-cell>
          <table:table-cell office:value-type="float" office:value="8.738237" calcext:value-type="float">
            <text:p>8.738237</text:p>
          </table:table-cell>
          <table:table-cell office:value-type="float" office:value="10.908405" calcext:value-type="float">
            <text:p>10.908405</text:p>
          </table:table-cell>
          <table:table-cell office:value-type="float" office:value="10.698881" calcext:value-type="float">
            <text:p>10.698881</text:p>
          </table:table-cell>
          <table:table-cell table:formula="of:=SUM([.B77:.E77])" office:value-type="float" office:value="38.993642" calcext:value-type="float">
            <text:p>38.9936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.471779513078" calcext:value-type="float">
            <text:p>38.4717795131</text:p>
          </table:table-cell>
          <table:table-cell office:value-type="float" office:value="8.738237" calcext:value-type="float">
            <text:p>8.738237</text:p>
          </table:table-cell>
          <table:table-cell office:value-type="float" office:value="10.908405" calcext:value-type="float">
            <text:p>10.908405</text:p>
          </table:table-cell>
          <table:table-cell office:value-type="float" office:value="10.698881" calcext:value-type="float">
            <text:p>10.698881</text:p>
          </table:table-cell>
          <table:table-cell table:formula="of:=SUM([.I77:.L77])" office:value-type="float" office:value="68.817302513078" calcext:value-type="float">
            <text:p>68.8173025131</text:p>
          </table:table-cell>
        </table:table-row>
        <table:table-row table:style-name="ro1">
          <table:table-cell office:value-type="float" office:value="231.000530879999" calcext:value-type="float">
            <text:p>231.00053088</text:p>
          </table:table-cell>
          <table:table-cell office:value-type="float" office:value="8.475783" calcext:value-type="float">
            <text:p>8.475783</text:p>
          </table:table-cell>
          <table:table-cell office:value-type="float" office:value="8.835809" calcext:value-type="float">
            <text:p>8.835809</text:p>
          </table:table-cell>
          <table:table-cell office:value-type="float" office:value="7.742666" calcext:value-type="float">
            <text:p>7.742666</text:p>
          </table:table-cell>
          <table:table-cell office:value-type="float" office:value="10.754718" calcext:value-type="float">
            <text:p>10.754718</text:p>
          </table:table-cell>
          <table:table-cell table:formula="of:=SUM([.B78:.E78])" office:value-type="float" office:value="35.808976" calcext:value-type="float">
            <text:p>35.8089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.886741550257" calcext:value-type="float">
            <text:p>35.8867415503</text:p>
          </table:table-cell>
          <table:table-cell office:value-type="float" office:value="8.835809" calcext:value-type="float">
            <text:p>8.835809</text:p>
          </table:table-cell>
          <table:table-cell office:value-type="float" office:value="7.742666" calcext:value-type="float">
            <text:p>7.742666</text:p>
          </table:table-cell>
          <table:table-cell office:value-type="float" office:value="10.754718" calcext:value-type="float">
            <text:p>10.754718</text:p>
          </table:table-cell>
          <table:table-cell table:formula="of:=SUM([.I78:.L78])" office:value-type="float" office:value="63.219934550257" calcext:value-type="float">
            <text:p>63.2199345503</text:p>
          </table:table-cell>
        </table:table-row>
        <table:table-row table:style-name="ro1">
          <table:table-cell office:value-type="float" office:value="234.000530879999" calcext:value-type="float">
            <text:p>234.00053088</text:p>
          </table:table-cell>
          <table:table-cell office:value-type="float" office:value="9.032584" calcext:value-type="float">
            <text:p>9.032584</text:p>
          </table:table-cell>
          <table:table-cell office:value-type="float" office:value="9.36816" calcext:value-type="float">
            <text:p>9.36816</text:p>
          </table:table-cell>
          <table:table-cell office:value-type="float" office:value="11.1182" calcext:value-type="float">
            <text:p>11.1182</text:p>
          </table:table-cell>
          <table:table-cell office:value-type="float" office:value="11.546118" calcext:value-type="float">
            <text:p>11.546118</text:p>
          </table:table-cell>
          <table:table-cell table:formula="of:=SUM([.B79:.E79])" office:value-type="float" office:value="41.065062" calcext:value-type="float">
            <text:p>41.0650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.238759812592" calcext:value-type="float">
            <text:p>44.2387598126</text:p>
          </table:table-cell>
          <table:table-cell office:value-type="float" office:value="9.36816" calcext:value-type="float">
            <text:p>9.36816</text:p>
          </table:table-cell>
          <table:table-cell office:value-type="float" office:value="11.1182" calcext:value-type="float">
            <text:p>11.1182</text:p>
          </table:table-cell>
          <table:table-cell office:value-type="float" office:value="11.546118" calcext:value-type="float">
            <text:p>11.546118</text:p>
          </table:table-cell>
          <table:table-cell table:formula="of:=SUM([.I79:.L79])" office:value-type="float" office:value="76.271237812592" calcext:value-type="float">
            <text:p>76.2712378126</text:p>
          </table:table-cell>
        </table:table-row>
        <table:table-row table:style-name="ro1">
          <table:table-cell office:value-type="float" office:value="237.000530879999" calcext:value-type="float">
            <text:p>237.00053088</text:p>
          </table:table-cell>
          <table:table-cell office:value-type="float" office:value="8.70686" calcext:value-type="float">
            <text:p>8.70686</text:p>
          </table:table-cell>
          <table:table-cell office:value-type="float" office:value="12.036175" calcext:value-type="float">
            <text:p>12.036175</text:p>
          </table:table-cell>
          <table:table-cell office:value-type="float" office:value="8.629867" calcext:value-type="float">
            <text:p>8.629867</text:p>
          </table:table-cell>
          <table:table-cell office:value-type="float" office:value="12.067686" calcext:value-type="float">
            <text:p>12.067686</text:p>
          </table:table-cell>
          <table:table-cell table:formula="of:=SUM([.B80:.E80])" office:value-type="float" office:value="41.440588" calcext:value-type="float">
            <text:p>41.44058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.352897486646" calcext:value-type="float">
            <text:p>39.3528974866</text:p>
          </table:table-cell>
          <table:table-cell office:value-type="float" office:value="12.036175" calcext:value-type="float">
            <text:p>12.036175</text:p>
          </table:table-cell>
          <table:table-cell office:value-type="float" office:value="8.629867" calcext:value-type="float">
            <text:p>8.629867</text:p>
          </table:table-cell>
          <table:table-cell office:value-type="float" office:value="12.067686" calcext:value-type="float">
            <text:p>12.067686</text:p>
          </table:table-cell>
          <table:table-cell table:formula="of:=SUM([.I80:.L80])" office:value-type="float" office:value="72.086625486646" calcext:value-type="float">
            <text:p>72.0866254866</text:p>
          </table:table-cell>
        </table:table-row>
        <table:table-row table:style-name="ro1">
          <table:table-cell office:value-type="float" office:value="240.000530879999" calcext:value-type="float">
            <text:p>240.00053088</text:p>
          </table:table-cell>
          <table:table-cell office:value-type="float" office:value="9.137971" calcext:value-type="float">
            <text:p>9.137971</text:p>
          </table:table-cell>
          <table:table-cell office:value-type="float" office:value="8.1308" calcext:value-type="float">
            <text:p>8.1308</text:p>
          </table:table-cell>
          <table:table-cell office:value-type="float" office:value="11.326785" calcext:value-type="float">
            <text:p>11.326785</text:p>
          </table:table-cell>
          <table:table-cell office:value-type="float" office:value="10.723527" calcext:value-type="float">
            <text:p>10.723527</text:p>
          </table:table-cell>
          <table:table-cell table:formula="of:=SUM([.B81:.E81])" office:value-type="float" office:value="39.319083" calcext:value-type="float">
            <text:p>39.3190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.819567308043" calcext:value-type="float">
            <text:p>45.819567308</text:p>
          </table:table-cell>
          <table:table-cell office:value-type="float" office:value="8.1308" calcext:value-type="float">
            <text:p>8.1308</text:p>
          </table:table-cell>
          <table:table-cell office:value-type="float" office:value="11.326785" calcext:value-type="float">
            <text:p>11.326785</text:p>
          </table:table-cell>
          <table:table-cell office:value-type="float" office:value="10.723527" calcext:value-type="float">
            <text:p>10.723527</text:p>
          </table:table-cell>
          <table:table-cell table:formula="of:=SUM([.I81:.L81])" office:value-type="float" office:value="76.000679308043" calcext:value-type="float">
            <text:p>76.000679308</text:p>
          </table:table-cell>
        </table:table-row>
        <table:table-row table:style-name="ro1">
          <table:table-cell office:value-type="float" office:value="243.000581599998" calcext:value-type="float">
            <text:p>243.0005816</text:p>
          </table:table-cell>
          <table:table-cell office:value-type="float" office:value="8.678459" calcext:value-type="float">
            <text:p>8.678459</text:p>
          </table:table-cell>
          <table:table-cell office:value-type="float" office:value="9.15461" calcext:value-type="float">
            <text:p>9.15461</text:p>
          </table:table-cell>
          <table:table-cell office:value-type="float" office:value="9.805471" calcext:value-type="float">
            <text:p>9.805471</text:p>
          </table:table-cell>
          <table:table-cell office:value-type="float" office:value="7.913343" calcext:value-type="float">
            <text:p>7.913343</text:p>
          </table:table-cell>
          <table:table-cell table:formula="of:=SUM([.B82:.E82])" office:value-type="float" office:value="35.551883" calcext:value-type="float">
            <text:p>35.5518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.926891377218" calcext:value-type="float">
            <text:p>38.9268913772</text:p>
          </table:table-cell>
          <table:table-cell office:value-type="float" office:value="9.15461" calcext:value-type="float">
            <text:p>9.15461</text:p>
          </table:table-cell>
          <table:table-cell office:value-type="float" office:value="9.805471" calcext:value-type="float">
            <text:p>9.805471</text:p>
          </table:table-cell>
          <table:table-cell office:value-type="float" office:value="7.913343" calcext:value-type="float">
            <text:p>7.913343</text:p>
          </table:table-cell>
          <table:table-cell table:formula="of:=SUM([.I82:.L82])" office:value-type="float" office:value="65.800315377218" calcext:value-type="float">
            <text:p>65.8003153772</text:p>
          </table:table-cell>
        </table:table-row>
        <table:table-row table:style-name="ro1">
          <table:table-cell office:value-type="float" office:value="246.000530879999" calcext:value-type="float">
            <text:p>246.00053088</text:p>
          </table:table-cell>
          <table:table-cell office:value-type="float" office:value="9.099189" calcext:value-type="float">
            <text:p>9.099189</text:p>
          </table:table-cell>
          <table:table-cell office:value-type="float" office:value="8.994401" calcext:value-type="float">
            <text:p>8.994401</text:p>
          </table:table-cell>
          <table:table-cell office:value-type="float" office:value="9.042301" calcext:value-type="float">
            <text:p>9.042301</text:p>
          </table:table-cell>
          <table:table-cell office:value-type="float" office:value="10.597427" calcext:value-type="float">
            <text:p>10.597427</text:p>
          </table:table-cell>
          <table:table-cell table:formula="of:=SUM([.B83:.E83])" office:value-type="float" office:value="37.733318" calcext:value-type="float">
            <text:p>37.7333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.237837648826" calcext:value-type="float">
            <text:p>45.2378376488</text:p>
          </table:table-cell>
          <table:table-cell office:value-type="float" office:value="8.994401" calcext:value-type="float">
            <text:p>8.994401</text:p>
          </table:table-cell>
          <table:table-cell office:value-type="float" office:value="9.042301" calcext:value-type="float">
            <text:p>9.042301</text:p>
          </table:table-cell>
          <table:table-cell office:value-type="float" office:value="10.597427" calcext:value-type="float">
            <text:p>10.597427</text:p>
          </table:table-cell>
          <table:table-cell table:formula="of:=SUM([.I83:.L83])" office:value-type="float" office:value="73.871966648826" calcext:value-type="float">
            <text:p>73.8719666488</text:p>
          </table:table-cell>
        </table:table-row>
        <table:table-row table:style-name="ro1">
          <table:table-cell office:value-type="float" office:value="249.000915359989" calcext:value-type="float">
            <text:p>249.00091536</text:p>
          </table:table-cell>
          <table:table-cell office:value-type="float" office:value="9.127937" calcext:value-type="float">
            <text:p>9.127937</text:p>
          </table:table-cell>
          <table:table-cell office:value-type="float" office:value="11.472845" calcext:value-type="float">
            <text:p>11.472845</text:p>
          </table:table-cell>
          <table:table-cell office:value-type="float" office:value="9.26265" calcext:value-type="float">
            <text:p>9.26265</text:p>
          </table:table-cell>
          <table:table-cell office:value-type="float" office:value="8.718538" calcext:value-type="float">
            <text:p>8.718538</text:p>
          </table:table-cell>
          <table:table-cell table:formula="of:=SUM([.B84:.E84])" office:value-type="float" office:value="38.58197" calcext:value-type="float">
            <text:p>38.581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.669060735503" calcext:value-type="float">
            <text:p>45.6690607355</text:p>
          </table:table-cell>
          <table:table-cell office:value-type="float" office:value="11.472845" calcext:value-type="float">
            <text:p>11.472845</text:p>
          </table:table-cell>
          <table:table-cell office:value-type="float" office:value="9.26265" calcext:value-type="float">
            <text:p>9.26265</text:p>
          </table:table-cell>
          <table:table-cell office:value-type="float" office:value="8.718538" calcext:value-type="float">
            <text:p>8.718538</text:p>
          </table:table-cell>
          <table:table-cell table:formula="of:=SUM([.I84:.L84])" office:value-type="float" office:value="75.123093735503" calcext:value-type="float">
            <text:p>75.1230937355</text:p>
          </table:table-cell>
        </table:table-row>
        <table:table-row table:style-name="ro1">
          <table:table-cell office:value-type="float" office:value="252.000739679993" calcext:value-type="float">
            <text:p>252.00073968</text:p>
          </table:table-cell>
          <table:table-cell office:value-type="float" office:value="8.635315" calcext:value-type="float">
            <text:p>8.635315</text:p>
          </table:table-cell>
          <table:table-cell office:value-type="float" office:value="9.007565" calcext:value-type="float">
            <text:p>9.007565</text:p>
          </table:table-cell>
          <table:table-cell office:value-type="float" office:value="9.300241" calcext:value-type="float">
            <text:p>9.300241</text:p>
          </table:table-cell>
          <table:table-cell office:value-type="float" office:value="9.298838" calcext:value-type="float">
            <text:p>9.298838</text:p>
          </table:table-cell>
          <table:table-cell table:formula="of:=SUM([.B85:.E85])" office:value-type="float" office:value="36.241959" calcext:value-type="float">
            <text:p>36.24195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.279719600021" calcext:value-type="float">
            <text:p>38.2797196</text:p>
          </table:table-cell>
          <table:table-cell office:value-type="float" office:value="9.007565" calcext:value-type="float">
            <text:p>9.007565</text:p>
          </table:table-cell>
          <table:table-cell office:value-type="float" office:value="9.300241" calcext:value-type="float">
            <text:p>9.300241</text:p>
          </table:table-cell>
          <table:table-cell office:value-type="float" office:value="9.298838" calcext:value-type="float">
            <text:p>9.298838</text:p>
          </table:table-cell>
          <table:table-cell table:formula="of:=SUM([.I85:.L85])" office:value-type="float" office:value="65.886363600021" calcext:value-type="float">
            <text:p>65.8863636</text:p>
          </table:table-cell>
        </table:table-row>
        <table:table-row table:style-name="ro1">
          <table:table-cell office:value-type="float" office:value="255.000530879999" calcext:value-type="float">
            <text:p>255.00053088</text:p>
          </table:table-cell>
          <table:table-cell office:value-type="float" office:value="8.982477" calcext:value-type="float">
            <text:p>8.982477</text:p>
          </table:table-cell>
          <table:table-cell office:value-type="float" office:value="10.806527" calcext:value-type="float">
            <text:p>10.806527</text:p>
          </table:table-cell>
          <table:table-cell office:value-type="float" office:value="9.154252" calcext:value-type="float">
            <text:p>9.154252</text:p>
          </table:table-cell>
          <table:table-cell office:value-type="float" office:value="9.139553" calcext:value-type="float">
            <text:p>9.139553</text:p>
          </table:table-cell>
          <table:table-cell table:formula="of:=SUM([.B86:.E86])" office:value-type="float" office:value="38.082809" calcext:value-type="float">
            <text:p>38.0828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.48715090006" calcext:value-type="float">
            <text:p>43.4871509001</text:p>
          </table:table-cell>
          <table:table-cell office:value-type="float" office:value="10.806527" calcext:value-type="float">
            <text:p>10.806527</text:p>
          </table:table-cell>
          <table:table-cell office:value-type="float" office:value="9.154252" calcext:value-type="float">
            <text:p>9.154252</text:p>
          </table:table-cell>
          <table:table-cell office:value-type="float" office:value="9.139553" calcext:value-type="float">
            <text:p>9.139553</text:p>
          </table:table-cell>
          <table:table-cell table:formula="of:=SUM([.I86:.L86])" office:value-type="float" office:value="72.58748290006" calcext:value-type="float">
            <text:p>72.5874829001</text:p>
          </table:table-cell>
        </table:table-row>
        <table:table-row table:style-name="ro1">
          <table:table-cell office:value-type="float" office:value="258.000530879999" calcext:value-type="float">
            <text:p>258.00053088</text:p>
          </table:table-cell>
          <table:table-cell office:value-type="float" office:value="8.811859" calcext:value-type="float">
            <text:p>8.811859</text:p>
          </table:table-cell>
          <table:table-cell office:value-type="float" office:value="9.227319" calcext:value-type="float">
            <text:p>9.227319</text:p>
          </table:table-cell>
          <table:table-cell office:value-type="float" office:value="12.224333" calcext:value-type="float">
            <text:p>12.224333</text:p>
          </table:table-cell>
          <table:table-cell office:value-type="float" office:value="11.483516" calcext:value-type="float">
            <text:p>11.483516</text:p>
          </table:table-cell>
          <table:table-cell table:formula="of:=SUM([.B87:.E87])" office:value-type="float" office:value="41.747027" calcext:value-type="float">
            <text:p>41.74702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927878518235" calcext:value-type="float">
            <text:p>40.9278785182</text:p>
          </table:table-cell>
          <table:table-cell office:value-type="float" office:value="9.227319" calcext:value-type="float">
            <text:p>9.227319</text:p>
          </table:table-cell>
          <table:table-cell office:value-type="float" office:value="12.224333" calcext:value-type="float">
            <text:p>12.224333</text:p>
          </table:table-cell>
          <table:table-cell office:value-type="float" office:value="11.483516" calcext:value-type="float">
            <text:p>11.483516</text:p>
          </table:table-cell>
          <table:table-cell table:formula="of:=SUM([.I87:.L87])" office:value-type="float" office:value="73.863046518235" calcext:value-type="float">
            <text:p>73.8630465182</text:p>
          </table:table-cell>
        </table:table-row>
        <table:table-row table:style-name="ro1">
          <table:table-cell office:value-type="float" office:value="261.000530879999" calcext:value-type="float">
            <text:p>261.00053088</text:p>
          </table:table-cell>
          <table:table-cell office:value-type="float" office:value="8.834973" calcext:value-type="float">
            <text:p>8.834973</text:p>
          </table:table-cell>
          <table:table-cell office:value-type="float" office:value="11.000078" calcext:value-type="float">
            <text:p>11.000078</text:p>
          </table:table-cell>
          <table:table-cell office:value-type="float" office:value="9.29363" calcext:value-type="float">
            <text:p>9.29363</text:p>
          </table:table-cell>
          <table:table-cell office:value-type="float" office:value="11.386538" calcext:value-type="float">
            <text:p>11.386538</text:p>
          </table:table-cell>
          <table:table-cell table:formula="of:=SUM([.B88:.E88])" office:value-type="float" office:value="40.515219" calcext:value-type="float">
            <text:p>40.5152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274594042969" calcext:value-type="float">
            <text:p>41.274594043</text:p>
          </table:table-cell>
          <table:table-cell office:value-type="float" office:value="11.000078" calcext:value-type="float">
            <text:p>11.000078</text:p>
          </table:table-cell>
          <table:table-cell office:value-type="float" office:value="9.29363" calcext:value-type="float">
            <text:p>9.29363</text:p>
          </table:table-cell>
          <table:table-cell office:value-type="float" office:value="11.386538" calcext:value-type="float">
            <text:p>11.386538</text:p>
          </table:table-cell>
          <table:table-cell table:formula="of:=SUM([.I88:.L88])" office:value-type="float" office:value="72.954840042969" calcext:value-type="float">
            <text:p>72.954840043</text:p>
          </table:table-cell>
        </table:table-row>
        <table:table-row table:style-name="ro1">
          <table:table-cell office:value-type="float" office:value="264.000530879999" calcext:value-type="float">
            <text:p>264.00053088</text:p>
          </table:table-cell>
          <table:table-cell office:value-type="float" office:value="8.990947" calcext:value-type="float">
            <text:p>8.990947</text:p>
          </table:table-cell>
          <table:table-cell office:value-type="float" office:value="9.044522" calcext:value-type="float">
            <text:p>9.044522</text:p>
          </table:table-cell>
          <table:table-cell office:value-type="float" office:value="7.802706" calcext:value-type="float">
            <text:p>7.802706</text:p>
          </table:table-cell>
          <table:table-cell office:value-type="float" office:value="9.441525" calcext:value-type="float">
            <text:p>9.441525</text:p>
          </table:table-cell>
          <table:table-cell table:formula="of:=SUM([.B89:.E89])" office:value-type="float" office:value="35.2797" calcext:value-type="float">
            <text:p>35.27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.61420990459" calcext:value-type="float">
            <text:p>43.6142099046</text:p>
          </table:table-cell>
          <table:table-cell office:value-type="float" office:value="9.044522" calcext:value-type="float">
            <text:p>9.044522</text:p>
          </table:table-cell>
          <table:table-cell office:value-type="float" office:value="7.802706" calcext:value-type="float">
            <text:p>7.802706</text:p>
          </table:table-cell>
          <table:table-cell office:value-type="float" office:value="9.441525" calcext:value-type="float">
            <text:p>9.441525</text:p>
          </table:table-cell>
          <table:table-cell table:formula="of:=SUM([.I89:.L89])" office:value-type="float" office:value="69.90296290459" calcext:value-type="float">
            <text:p>69.9029629046</text:p>
          </table:table-cell>
        </table:table-row>
        <table:table-row table:style-name="ro1">
          <table:table-cell office:value-type="float" office:value="267.000530879999" calcext:value-type="float">
            <text:p>267.00053088</text:p>
          </table:table-cell>
          <table:table-cell office:value-type="float" office:value="8.990654" calcext:value-type="float">
            <text:p>8.990654</text:p>
          </table:table-cell>
          <table:table-cell office:value-type="float" office:value="8.455204" calcext:value-type="float">
            <text:p>8.455204</text:p>
          </table:table-cell>
          <table:table-cell office:value-type="float" office:value="10.967312" calcext:value-type="float">
            <text:p>10.967312</text:p>
          </table:table-cell>
          <table:table-cell office:value-type="float" office:value="11.678765" calcext:value-type="float">
            <text:p>11.678765</text:p>
          </table:table-cell>
          <table:table-cell table:formula="of:=SUM([.B90:.E90])" office:value-type="float" office:value="40.091935" calcext:value-type="float">
            <text:p>40.0919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.609814106911" calcext:value-type="float">
            <text:p>43.6098141069</text:p>
          </table:table-cell>
          <table:table-cell office:value-type="float" office:value="8.455204" calcext:value-type="float">
            <text:p>8.455204</text:p>
          </table:table-cell>
          <table:table-cell office:value-type="float" office:value="10.967312" calcext:value-type="float">
            <text:p>10.967312</text:p>
          </table:table-cell>
          <table:table-cell office:value-type="float" office:value="11.678765" calcext:value-type="float">
            <text:p>11.678765</text:p>
          </table:table-cell>
          <table:table-cell table:formula="of:=SUM([.I90:.L90])" office:value-type="float" office:value="74.711095106911" calcext:value-type="float">
            <text:p>74.7110951069</text:p>
          </table:table-cell>
        </table:table-row>
        <table:table-row table:style-name="ro1">
          <table:table-cell office:value-type="float" office:value="270.000530879999" calcext:value-type="float">
            <text:p>270.00053088</text:p>
          </table:table-cell>
          <table:table-cell office:value-type="float" office:value="8.854959" calcext:value-type="float">
            <text:p>8.854959</text:p>
          </table:table-cell>
          <table:table-cell office:value-type="float" office:value="11.21854" calcext:value-type="float">
            <text:p>11.21854</text:p>
          </table:table-cell>
          <table:table-cell office:value-type="float" office:value="10.632358" calcext:value-type="float">
            <text:p>10.632358</text:p>
          </table:table-cell>
          <table:table-cell office:value-type="float" office:value="9.148585" calcext:value-type="float">
            <text:p>9.148585</text:p>
          </table:table-cell>
          <table:table-cell table:formula="of:=SUM([.B91:.E91])" office:value-type="float" office:value="39.854442" calcext:value-type="float">
            <text:p>39.8544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574384152971" calcext:value-type="float">
            <text:p>41.574384153</text:p>
          </table:table-cell>
          <table:table-cell office:value-type="float" office:value="11.21854" calcext:value-type="float">
            <text:p>11.21854</text:p>
          </table:table-cell>
          <table:table-cell office:value-type="float" office:value="10.632358" calcext:value-type="float">
            <text:p>10.632358</text:p>
          </table:table-cell>
          <table:table-cell office:value-type="float" office:value="9.148585" calcext:value-type="float">
            <text:p>9.148585</text:p>
          </table:table-cell>
          <table:table-cell table:formula="of:=SUM([.I91:.L91])" office:value-type="float" office:value="72.573867152971" calcext:value-type="float">
            <text:p>72.573867153</text:p>
          </table:table-cell>
        </table:table-row>
        <table:table-row table:style-name="ro1">
          <table:table-cell office:value-type="float" office:value="273.000530879999" calcext:value-type="float">
            <text:p>273.00053088</text:p>
          </table:table-cell>
          <table:table-cell office:value-type="float" office:value="8.863125" calcext:value-type="float">
            <text:p>8.863125</text:p>
          </table:table-cell>
          <table:table-cell office:value-type="float" office:value="10.47487" calcext:value-type="float">
            <text:p>10.47487</text:p>
          </table:table-cell>
          <table:table-cell office:value-type="float" office:value="9.705221" calcext:value-type="float">
            <text:p>9.705221</text:p>
          </table:table-cell>
          <table:table-cell office:value-type="float" office:value="11.555989" calcext:value-type="float">
            <text:p>11.555989</text:p>
          </table:table-cell>
          <table:table-cell table:formula="of:=SUM([.B92:.E92])" office:value-type="float" office:value="40.599205" calcext:value-type="float">
            <text:p>40.5992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696875300692" calcext:value-type="float">
            <text:p>41.6968753007</text:p>
          </table:table-cell>
          <table:table-cell office:value-type="float" office:value="10.47487" calcext:value-type="float">
            <text:p>10.47487</text:p>
          </table:table-cell>
          <table:table-cell office:value-type="float" office:value="9.705221" calcext:value-type="float">
            <text:p>9.705221</text:p>
          </table:table-cell>
          <table:table-cell office:value-type="float" office:value="11.555989" calcext:value-type="float">
            <text:p>11.555989</text:p>
          </table:table-cell>
          <table:table-cell table:formula="of:=SUM([.I92:.L92])" office:value-type="float" office:value="73.432955300692" calcext:value-type="float">
            <text:p>73.4329553007</text:p>
          </table:table-cell>
        </table:table-row>
        <table:table-row table:style-name="ro1">
          <table:table-cell office:value-type="float" office:value="276.000530879999" calcext:value-type="float">
            <text:p>276.00053088</text:p>
          </table:table-cell>
          <table:table-cell office:value-type="float" office:value="8.8936" calcext:value-type="float">
            <text:p>8.8936</text:p>
          </table:table-cell>
          <table:table-cell office:value-type="float" office:value="9.806866" calcext:value-type="float">
            <text:p>9.806866</text:p>
          </table:table-cell>
          <table:table-cell office:value-type="float" office:value="10.88395" calcext:value-type="float">
            <text:p>10.88395</text:p>
          </table:table-cell>
          <table:table-cell office:value-type="float" office:value="9.933772" calcext:value-type="float">
            <text:p>9.933772</text:p>
          </table:table-cell>
          <table:table-cell table:formula="of:=SUM([.B93:.E93])" office:value-type="float" office:value="39.518188" calcext:value-type="float">
            <text:p>39.51818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15400095446" calcext:value-type="float">
            <text:p>42.1540009545</text:p>
          </table:table-cell>
          <table:table-cell office:value-type="float" office:value="9.806866" calcext:value-type="float">
            <text:p>9.806866</text:p>
          </table:table-cell>
          <table:table-cell office:value-type="float" office:value="10.88395" calcext:value-type="float">
            <text:p>10.88395</text:p>
          </table:table-cell>
          <table:table-cell office:value-type="float" office:value="9.933772" calcext:value-type="float">
            <text:p>9.933772</text:p>
          </table:table-cell>
          <table:table-cell table:formula="of:=SUM([.I93:.L93])" office:value-type="float" office:value="72.77858895446" calcext:value-type="float">
            <text:p>72.7785889545</text:p>
          </table:table-cell>
        </table:table-row>
        <table:table-row table:style-name="ro1">
          <table:table-cell office:value-type="float" office:value="279.000655919996" calcext:value-type="float">
            <text:p>279.00065592</text:p>
          </table:table-cell>
          <table:table-cell office:value-type="float" office:value="8.783989" calcext:value-type="float">
            <text:p>8.783989</text:p>
          </table:table-cell>
          <table:table-cell office:value-type="float" office:value="9.354434" calcext:value-type="float">
            <text:p>9.354434</text:p>
          </table:table-cell>
          <table:table-cell office:value-type="float" office:value="9.664472" calcext:value-type="float">
            <text:p>9.664472</text:p>
          </table:table-cell>
          <table:table-cell office:value-type="float" office:value="10.978583" calcext:value-type="float">
            <text:p>10.978583</text:p>
          </table:table-cell>
          <table:table-cell table:formula="of:=SUM([.B94:.E94])" office:value-type="float" office:value="38.781478" calcext:value-type="float">
            <text:p>38.7814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509842325045" calcext:value-type="float">
            <text:p>40.509842325</text:p>
          </table:table-cell>
          <table:table-cell office:value-type="float" office:value="9.354434" calcext:value-type="float">
            <text:p>9.354434</text:p>
          </table:table-cell>
          <table:table-cell office:value-type="float" office:value="9.664472" calcext:value-type="float">
            <text:p>9.664472</text:p>
          </table:table-cell>
          <table:table-cell office:value-type="float" office:value="10.978583" calcext:value-type="float">
            <text:p>10.978583</text:p>
          </table:table-cell>
          <table:table-cell table:formula="of:=SUM([.I94:.L94])" office:value-type="float" office:value="70.507331325045" calcext:value-type="float">
            <text:p>70.507331325</text:p>
          </table:table-cell>
        </table:table-row>
        <table:table-row table:style-name="ro1">
          <table:table-cell office:value-type="float" office:value="282.000847439992" calcext:value-type="float">
            <text:p>282.00084744</text:p>
          </table:table-cell>
          <table:table-cell office:value-type="float" office:value="8.646024" calcext:value-type="float">
            <text:p>8.646024</text:p>
          </table:table-cell>
          <table:table-cell office:value-type="float" office:value="8.878655" calcext:value-type="float">
            <text:p>8.878655</text:p>
          </table:table-cell>
          <table:table-cell office:value-type="float" office:value="9.921469" calcext:value-type="float">
            <text:p>9.921469</text:p>
          </table:table-cell>
          <table:table-cell office:value-type="float" office:value="9.483617" calcext:value-type="float">
            <text:p>9.483617</text:p>
          </table:table-cell>
          <table:table-cell table:formula="of:=SUM([.B95:.E95])" office:value-type="float" office:value="36.929765" calcext:value-type="float">
            <text:p>36.9297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.440364300151" calcext:value-type="float">
            <text:p>38.4403643002</text:p>
          </table:table-cell>
          <table:table-cell office:value-type="float" office:value="8.878655" calcext:value-type="float">
            <text:p>8.878655</text:p>
          </table:table-cell>
          <table:table-cell office:value-type="float" office:value="9.921469" calcext:value-type="float">
            <text:p>9.921469</text:p>
          </table:table-cell>
          <table:table-cell office:value-type="float" office:value="9.483617" calcext:value-type="float">
            <text:p>9.483617</text:p>
          </table:table-cell>
          <table:table-cell table:formula="of:=SUM([.I95:.L95])" office:value-type="float" office:value="66.724105300151" calcext:value-type="float">
            <text:p>66.7241053002</text:p>
          </table:table-cell>
        </table:table-row>
        <table:table-row table:style-name="ro1">
          <table:table-cell office:value-type="float" office:value="285.000530879999" calcext:value-type="float">
            <text:p>285.00053088</text:p>
          </table:table-cell>
          <table:table-cell office:value-type="float" office:value="8.74324" calcext:value-type="float">
            <text:p>8.74324</text:p>
          </table:table-cell>
          <table:table-cell office:value-type="float" office:value="8.816494" calcext:value-type="float">
            <text:p>8.816494</text:p>
          </table:table-cell>
          <table:table-cell office:value-type="float" office:value="11.682383" calcext:value-type="float">
            <text:p>11.682383</text:p>
          </table:table-cell>
          <table:table-cell office:value-type="float" office:value="11.017621" calcext:value-type="float">
            <text:p>11.017621</text:p>
          </table:table-cell>
          <table:table-cell table:formula="of:=SUM([.B96:.E96])" office:value-type="float" office:value="40.259738" calcext:value-type="float">
            <text:p>40.25973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.898596326543" calcext:value-type="float">
            <text:p>39.8985963265</text:p>
          </table:table-cell>
          <table:table-cell office:value-type="float" office:value="8.816494" calcext:value-type="float">
            <text:p>8.816494</text:p>
          </table:table-cell>
          <table:table-cell office:value-type="float" office:value="11.682383" calcext:value-type="float">
            <text:p>11.682383</text:p>
          </table:table-cell>
          <table:table-cell office:value-type="float" office:value="11.017621" calcext:value-type="float">
            <text:p>11.017621</text:p>
          </table:table-cell>
          <table:table-cell table:formula="of:=SUM([.I96:.L96])" office:value-type="float" office:value="71.415094326543" calcext:value-type="float">
            <text:p>71.4150943265</text:p>
          </table:table-cell>
        </table:table-row>
        <table:table-row table:style-name="ro1">
          <table:table-cell office:value-type="float" office:value="288.000530879999" calcext:value-type="float">
            <text:p>288.00053088</text:p>
          </table:table-cell>
          <table:table-cell office:value-type="float" office:value="8.755414" calcext:value-type="float">
            <text:p>8.755414</text:p>
          </table:table-cell>
          <table:table-cell office:value-type="float" office:value="6.942709" calcext:value-type="float">
            <text:p>6.942709</text:p>
          </table:table-cell>
          <table:table-cell office:value-type="float" office:value="10.63801" calcext:value-type="float">
            <text:p>10.63801</text:p>
          </table:table-cell>
          <table:table-cell office:value-type="float" office:value="11.487354" calcext:value-type="float">
            <text:p>11.487354</text:p>
          </table:table-cell>
          <table:table-cell table:formula="of:=SUM([.B97:.E97])" office:value-type="float" office:value="37.823487" calcext:value-type="float">
            <text:p>37.82348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081215514529" calcext:value-type="float">
            <text:p>40.0812155145</text:p>
          </table:table-cell>
          <table:table-cell office:value-type="float" office:value="6.942709" calcext:value-type="float">
            <text:p>6.942709</text:p>
          </table:table-cell>
          <table:table-cell office:value-type="float" office:value="10.63801" calcext:value-type="float">
            <text:p>10.63801</text:p>
          </table:table-cell>
          <table:table-cell office:value-type="float" office:value="11.487354" calcext:value-type="float">
            <text:p>11.487354</text:p>
          </table:table-cell>
          <table:table-cell table:formula="of:=SUM([.I97:.L97])" office:value-type="float" office:value="69.149288514529" calcext:value-type="float">
            <text:p>69.1492885145</text:p>
          </table:table-cell>
        </table:table-row>
        <table:table-row table:style-name="ro1">
          <table:table-cell office:value-type="float" office:value="291.000530879999" calcext:value-type="float">
            <text:p>291.00053088</text:p>
          </table:table-cell>
          <table:table-cell office:value-type="float" office:value="8.989487" calcext:value-type="float">
            <text:p>8.989487</text:p>
          </table:table-cell>
          <table:table-cell office:value-type="float" office:value="9.053354" calcext:value-type="float">
            <text:p>9.053354</text:p>
          </table:table-cell>
          <table:table-cell office:value-type="float" office:value="9.607909" calcext:value-type="float">
            <text:p>9.607909</text:p>
          </table:table-cell>
          <table:table-cell office:value-type="float" office:value="10.325519" calcext:value-type="float">
            <text:p>10.325519</text:p>
          </table:table-cell>
          <table:table-cell table:formula="of:=SUM([.B98:.E98])" office:value-type="float" office:value="37.976269" calcext:value-type="float">
            <text:p>37.97626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.592301763633" calcext:value-type="float">
            <text:p>43.5923017636</text:p>
          </table:table-cell>
          <table:table-cell office:value-type="float" office:value="9.053354" calcext:value-type="float">
            <text:p>9.053354</text:p>
          </table:table-cell>
          <table:table-cell office:value-type="float" office:value="9.607909" calcext:value-type="float">
            <text:p>9.607909</text:p>
          </table:table-cell>
          <table:table-cell office:value-type="float" office:value="10.325519" calcext:value-type="float">
            <text:p>10.325519</text:p>
          </table:table-cell>
          <table:table-cell table:formula="of:=SUM([.I98:.L98])" office:value-type="float" office:value="72.579083763633" calcext:value-type="float">
            <text:p>72.5790837636</text:p>
          </table:table-cell>
        </table:table-row>
        <table:table-row table:style-name="ro1">
          <table:table-cell office:value-type="float" office:value="294.000530879999" calcext:value-type="float">
            <text:p>294.00053088</text:p>
          </table:table-cell>
          <table:table-cell office:value-type="float" office:value="8.49955" calcext:value-type="float">
            <text:p>8.49955</text:p>
          </table:table-cell>
          <table:table-cell office:value-type="float" office:value="10.827841" calcext:value-type="float">
            <text:p>10.827841</text:p>
          </table:table-cell>
          <table:table-cell office:value-type="float" office:value="11.677251" calcext:value-type="float">
            <text:p>11.677251</text:p>
          </table:table-cell>
          <table:table-cell office:value-type="float" office:value="10.521866" calcext:value-type="float">
            <text:p>10.521866</text:p>
          </table:table-cell>
          <table:table-cell table:formula="of:=SUM([.B99:.E99])" office:value-type="float" office:value="41.526508" calcext:value-type="float">
            <text:p>41.5265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.243248584042" calcext:value-type="float">
            <text:p>36.243248584</text:p>
          </table:table-cell>
          <table:table-cell office:value-type="float" office:value="10.827841" calcext:value-type="float">
            <text:p>10.827841</text:p>
          </table:table-cell>
          <table:table-cell office:value-type="float" office:value="11.677251" calcext:value-type="float">
            <text:p>11.677251</text:p>
          </table:table-cell>
          <table:table-cell office:value-type="float" office:value="10.521866" calcext:value-type="float">
            <text:p>10.521866</text:p>
          </table:table-cell>
          <table:table-cell table:formula="of:=SUM([.I99:.L99])" office:value-type="float" office:value="69.270206584042" calcext:value-type="float">
            <text:p>69.270206584</text:p>
          </table:table-cell>
        </table:table-row>
        <table:table-row table:style-name="ro1">
          <table:table-cell office:value-type="float" office:value="297.000530879999" calcext:value-type="float">
            <text:p>297.00053088</text:p>
          </table:table-cell>
          <table:table-cell office:value-type="float" office:value="8.503043" calcext:value-type="float">
            <text:p>8.503043</text:p>
          </table:table-cell>
          <table:table-cell office:value-type="float" office:value="10.932292" calcext:value-type="float">
            <text:p>10.932292</text:p>
          </table:table-cell>
          <table:table-cell office:value-type="float" office:value="10.759211" calcext:value-type="float">
            <text:p>10.759211</text:p>
          </table:table-cell>
          <table:table-cell office:value-type="float" office:value="11.019371" calcext:value-type="float">
            <text:p>11.019371</text:p>
          </table:table-cell>
          <table:table-cell table:formula="of:=SUM([.B100:.E100])" office:value-type="float" office:value="41.213917" calcext:value-type="float">
            <text:p>41.2139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.295648519581" calcext:value-type="float">
            <text:p>36.2956485196</text:p>
          </table:table-cell>
          <table:table-cell office:value-type="float" office:value="10.932292" calcext:value-type="float">
            <text:p>10.932292</text:p>
          </table:table-cell>
          <table:table-cell office:value-type="float" office:value="10.759211" calcext:value-type="float">
            <text:p>10.759211</text:p>
          </table:table-cell>
          <table:table-cell office:value-type="float" office:value="11.019371" calcext:value-type="float">
            <text:p>11.019371</text:p>
          </table:table-cell>
          <table:table-cell table:formula="of:=SUM([.I100:.L100])" office:value-type="float" office:value="69.006522519581" calcext:value-type="float">
            <text:p>69.0065225196</text:p>
          </table:table-cell>
        </table:table-row>
        <table:table-row table:style-name="ro1">
          <table:table-cell office:value-type="float" office:value="300.000530879999" calcext:value-type="float">
            <text:p>300.00053088</text:p>
          </table:table-cell>
          <table:table-cell office:value-type="float" office:value="8.75947" calcext:value-type="float">
            <text:p>8.75947</text:p>
          </table:table-cell>
          <table:table-cell office:value-type="float" office:value="11.472434" calcext:value-type="float">
            <text:p>11.472434</text:p>
          </table:table-cell>
          <table:table-cell office:value-type="float" office:value="7.702305" calcext:value-type="float">
            <text:p>7.702305</text:p>
          </table:table-cell>
          <table:table-cell office:value-type="float" office:value="9.960921" calcext:value-type="float">
            <text:p>9.960921</text:p>
          </table:table-cell>
          <table:table-cell table:formula="of:=SUM([.B101:.E101])" office:value-type="float" office:value="37.89513" calcext:value-type="float">
            <text:p>37.8951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.142057023368" calcext:value-type="float">
            <text:p>40.1420570234</text:p>
          </table:table-cell>
          <table:table-cell office:value-type="float" office:value="11.472434" calcext:value-type="float">
            <text:p>11.472434</text:p>
          </table:table-cell>
          <table:table-cell office:value-type="float" office:value="7.702305" calcext:value-type="float">
            <text:p>7.702305</text:p>
          </table:table-cell>
          <table:table-cell office:value-type="float" office:value="9.960921" calcext:value-type="float">
            <text:p>9.960921</text:p>
          </table:table-cell>
          <table:table-cell table:formula="of:=SUM([.I101:.L101])" office:value-type="float" office:value="69.277717023368" calcext:value-type="float">
            <text:p>69.2777170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3T14:18:39.402169202</dc:date>
    <meta:editing-duration>PT6M4S</meta:editing-duration>
    <meta:editing-cycles>2</meta:editing-cycles>
    <meta:generator>LibreOffice/5.1.6.2$Linux_X86_64 LibreOffice_project/10m0$Build-2</meta:generator>
    <meta:document-statistic meta:table-count="1" meta:cell-count="1203" meta:object-count="0"/>
  </office:meta>
</office:document-meta>
</file>